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1000002B4900000A518DD4C924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ro11" style:family="table-row">
      <style:table-row-properties style:row-height="0.524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MAI-201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MAI-2015'.A5" table:end-x="1.936cm" table:end-y="0.237cm" draw:z-index="0" draw:name="AutoShape 1" draw:style-name="gr1" draw:text-style-name="P1" svg:width="1.768cm" svg:height="1.976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MAI-2015'.A4" table:end-x="7.799cm" table:end-y="0.37cm" draw:z-index="1" draw:name="Picture 2" draw:style-name="gr2" draw:text-style-name="P2" svg:width="7.72cm" svg:height="1.816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3">
          <table:table-cell table:style-name="ce1"/>
          <table:table-cell table:style-name="ce13"/>
          <table:table-cell table:style-name="ce1" table:number-columns-repeated="1022"/>
        </table:table-row>
        <table:table-row table:style-name="ro3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4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5">
          <table:table-cell table:style-name="ce2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6">
          <table:table-cell table:style-name="ce3" office:value-type="string" calcext:value-type="string" table:number-columns-spanned="29" table:number-rows-spanned="1">
            <text:p>Período: Maio-2015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>
          <table:table-cell table:style-name="ce5" office:value-type="string" calcext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6" office:value-type="string" calcext:value-type="string">
            <text:p>RECEITAS </text:p>
          </table:table-cell>
          <table:table-cell table:style-name="ce14" office:value-type="string" calcext:value-type="string">
            <text:p>AC</text:p>
          </table:table-cell>
          <table:table-cell table:style-name="ce14" office:value-type="string" calcext:value-type="string">
            <text:p>AL</text:p>
          </table:table-cell>
          <table:table-cell table:style-name="ce14" office:value-type="string" calcext:value-type="string">
            <text:p>AM</text:p>
          </table:table-cell>
          <table:table-cell table:style-name="ce14" office:value-type="string" calcext:value-type="string">
            <text:p>AP</text:p>
          </table:table-cell>
          <table:table-cell table:style-name="ce14" office:value-type="string" calcext:value-type="string">
            <text:p>BA</text:p>
          </table:table-cell>
          <table:table-cell table:style-name="ce14" office:value-type="string" calcext:value-type="string">
            <text:p>CE</text:p>
          </table:table-cell>
          <table:table-cell table:style-name="ce14" office:value-type="string" calcext:value-type="string">
            <text:p>DF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MA</text:p>
          </table:table-cell>
          <table:table-cell table:style-name="ce14" office:value-type="string" calcext:value-type="string">
            <text:p>MG</text:p>
          </table:table-cell>
          <table:table-cell table:style-name="ce14" office:value-type="string" calcext:value-type="string">
            <text:p>MS</text:p>
          </table:table-cell>
          <table:table-cell table:style-name="ce14" office:value-type="string" calcext:value-type="string">
            <text:p>MT</text:p>
          </table:table-cell>
          <table:table-cell table:style-name="ce14" office:value-type="string" calcext:value-type="string">
            <text:p>PA</text:p>
          </table:table-cell>
          <table:table-cell table:style-name="ce14" office:value-type="string" calcext:value-type="string">
            <text:p>PB</text:p>
          </table:table-cell>
          <table:table-cell table:style-name="ce14" office:value-type="string" calcext:value-type="string">
            <text:p>PE</text:p>
          </table:table-cell>
          <table:table-cell table:style-name="ce14" office:value-type="string" calcext:value-type="string">
            <text:p>PI</text:p>
          </table:table-cell>
          <table:table-cell table:style-name="ce14" office:value-type="string" calcext:value-type="string">
            <text:p>PR</text:p>
          </table:table-cell>
          <table:table-cell table:style-name="ce14" office:value-type="string" calcext:value-type="string">
            <text:p>RJ</text:p>
          </table:table-cell>
          <table:table-cell table:style-name="ce14" office:value-type="string" calcext:value-type="string">
            <text:p>RN</text:p>
          </table:table-cell>
          <table:table-cell table:style-name="ce14" office:value-type="string" calcext:value-type="string">
            <text:p>RO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RS</text:p>
          </table:table-cell>
          <table:table-cell table:style-name="ce14" office:value-type="string" calcext:value-type="string">
            <text:p>SC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TO</text:p>
          </table:table-cell>
          <table:table-cell table:style-name="ce24" office:value-type="string" calcext:value-type="string">
            <text:p>TOTAL</text:p>
          </table:table-cell>
          <table:table-cell table:style-name="ce29" table:number-columns-repeated="995"/>
        </table:table-row>
        <table:table-row table:style-name="ro1">
          <table:table-cell table:style-name="ce7" office:value-type="string" calcext:value-type="string">
            <text:p>IMPOSTO SOBRE IMPORTAÇÃO</text:p>
          </table:table-cell>
          <table:table-cell table:style-name="ce15" office:value-type="float" office:value="1273" calcext:value-type="float">
            <text:p>1.273 </text:p>
          </table:table-cell>
          <table:table-cell table:style-name="ce15" office:value-type="float" office:value="75353" calcext:value-type="float">
            <text:p>75.353 </text:p>
          </table:table-cell>
          <table:table-cell table:style-name="ce15" office:value-type="float" office:value="56553192" calcext:value-type="float">
            <text:p>56.553.192 </text:p>
          </table:table-cell>
          <table:table-cell table:style-name="ce15" office:value-type="float" office:value="19983" calcext:value-type="float">
            <text:p>19.983 </text:p>
          </table:table-cell>
          <table:table-cell table:style-name="ce15" office:value-type="float" office:value="68388450" calcext:value-type="float">
            <text:p>68.388.450 </text:p>
          </table:table-cell>
          <table:table-cell table:style-name="ce15" office:value-type="float" office:value="39859386" calcext:value-type="float">
            <text:p>39.859.386 </text:p>
          </table:table-cell>
          <table:table-cell table:style-name="ce15" office:value-type="float" office:value="1596770" calcext:value-type="float">
            <text:p>1.596.770 </text:p>
          </table:table-cell>
          <table:table-cell table:style-name="ce15" office:value-type="float" office:value="153540105" calcext:value-type="float">
            <text:p>153.540.105 </text:p>
          </table:table-cell>
          <table:table-cell table:style-name="ce15" office:value-type="float" office:value="34236487" calcext:value-type="float">
            <text:p>34.236.487 </text:p>
          </table:table-cell>
          <table:table-cell table:style-name="ce15" office:value-type="float" office:value="2777453" calcext:value-type="float">
            <text:p>2.777.453 </text:p>
          </table:table-cell>
          <table:table-cell table:style-name="ce15" office:value-type="float" office:value="79352535" calcext:value-type="float">
            <text:p>79.352.535 </text:p>
          </table:table-cell>
          <table:table-cell table:style-name="ce15" office:value-type="float" office:value="178907" calcext:value-type="float">
            <text:p>178.907 </text:p>
          </table:table-cell>
          <table:table-cell table:style-name="ce15" office:value-type="float" office:value="2117975" calcext:value-type="float">
            <text:p>2.117.975 </text:p>
          </table:table-cell>
          <table:table-cell table:style-name="ce15" office:value-type="float" office:value="2923331" calcext:value-type="float">
            <text:p>2.923.331 </text:p>
          </table:table-cell>
          <table:table-cell table:style-name="ce15" office:value-type="float" office:value="7128484" calcext:value-type="float">
            <text:p>7.128.484 </text:p>
          </table:table-cell>
          <table:table-cell table:style-name="ce15" office:value-type="float" office:value="74601739" calcext:value-type="float">
            <text:p>74.601.739 </text:p>
          </table:table-cell>
          <table:table-cell table:style-name="ce15" office:value-type="float" office:value="12505" calcext:value-type="float">
            <text:p>12.505 </text:p>
          </table:table-cell>
          <table:table-cell table:style-name="ce15" office:value-type="float" office:value="230115591" calcext:value-type="float">
            <text:p>230.115.591 </text:p>
          </table:table-cell>
          <table:table-cell table:style-name="ce15" office:value-type="float" office:value="261407600" calcext:value-type="float">
            <text:p>261.407.600 </text:p>
          </table:table-cell>
          <table:table-cell table:style-name="ce15" office:value-type="float" office:value="1363796" calcext:value-type="float">
            <text:p>1.363.796 </text:p>
          </table:table-cell>
          <table:table-cell table:style-name="ce15" office:value-type="float" office:value="4155" calcext:value-type="float">
            <text:p>4.155 </text:p>
          </table:table-cell>
          <table:table-cell table:style-name="ce15" office:value-type="float" office:value="26847" calcext:value-type="float">
            <text:p>26.847 </text:p>
          </table:table-cell>
          <table:table-cell table:style-name="ce15" office:value-type="float" office:value="79331634" calcext:value-type="float">
            <text:p>79.331.634 </text:p>
          </table:table-cell>
          <table:table-cell table:style-name="ce15" office:value-type="float" office:value="333450040" calcext:value-type="float">
            <text:p>333.450.040 </text:p>
          </table:table-cell>
          <table:table-cell table:style-name="ce15" office:value-type="float" office:value="174064" calcext:value-type="float">
            <text:p>174.064 </text:p>
          </table:table-cell>
          <table:table-cell table:style-name="ce15" office:value-type="float" office:value="1399145458" calcext:value-type="float">
            <text:p>1.399.145.458 </text:p>
          </table:table-cell>
          <table:table-cell table:style-name="ce15" office:value-type="float" office:value="893" calcext:value-type="float">
            <text:p>893 </text:p>
          </table:table-cell>
          <table:table-cell table:style-name="ce25" office:value-type="float" office:value="2828384007" calcext:value-type="float">
            <text:p>2.828.384.00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OBRE EXPORTAÇÃO</text:p>
          </table:table-cell>
          <table:table-cell table:style-name="ce15" office:value-type="float" office:value="-0" calcext:value-type="float">
            <text:p>- </text:p>
          </table:table-cell>
          <table:table-cell table:style-name="ce15" office:value-type="float" office:value="2323" calcext:value-type="float">
            <text:p>2.323 </text:p>
          </table:table-cell>
          <table:table-cell table:style-name="ce15" office:value-type="float" office:value="-20" calcext:value-type="float">
            <text:p>(20)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02183" calcext:value-type="float">
            <text:p>102.183 </text:p>
          </table:table-cell>
          <table:table-cell table:style-name="ce15" office:value-type="float" office:value="-20" calcext:value-type="float">
            <text:p>(20)</text:p>
          </table:table-cell>
          <table:table-cell table:style-name="ce15" office:value-type="float" office:value="553" calcext:value-type="float">
            <text:p>553 </text:p>
          </table:table-cell>
          <table:table-cell table:style-name="ce15" office:value-type="float" office:value="-73" calcext:value-type="float">
            <text:p>(73)</text:p>
          </table:table-cell>
          <table:table-cell table:style-name="ce15" office:value-type="float" office:value="19983" calcext:value-type="float">
            <text:p>19.983 </text:p>
          </table:table-cell>
          <table:table-cell table:style-name="ce15" office:value-type="float" office:value="14" calcext:value-type="float">
            <text:p>14 </text:p>
          </table:table-cell>
          <table:table-cell table:style-name="ce15" office:value-type="float" office:value="2639" calcext:value-type="float">
            <text:p>2.639 </text:p>
          </table:table-cell>
          <table:table-cell table:style-name="ce15" office:value-type="float" office:value="477732" calcext:value-type="float">
            <text:p>477.732 </text:p>
          </table:table-cell>
          <table:table-cell table:style-name="ce15" office:value-type="float" office:value="93643" calcext:value-type="float">
            <text:p>93.643 </text:p>
          </table:table-cell>
          <table:table-cell table:style-name="ce15" office:value-type="float" office:value="62226" calcext:value-type="float">
            <text:p>62.226 </text:p>
          </table:table-cell>
          <table:table-cell table:style-name="ce15" office:value-type="float" office:value="-109" calcext:value-type="float">
            <text:p>(109)</text:p>
          </table:table-cell>
          <table:table-cell table:style-name="ce15" office:value-type="float" office:value="9300" calcext:value-type="float">
            <text:p>9.300 </text:p>
          </table:table-cell>
          <table:table-cell table:style-name="ce15" office:value-type="float" office:value="-29" calcext:value-type="float">
            <text:p>(29)</text:p>
          </table:table-cell>
          <table:table-cell table:style-name="ce15" office:value-type="float" office:value="291989" calcext:value-type="float">
            <text:p>291.989 </text:p>
          </table:table-cell>
          <table:table-cell table:style-name="ce15" office:value-type="float" office:value="1493" calcext:value-type="float">
            <text:p>1.493 </text:p>
          </table:table-cell>
          <table:table-cell table:style-name="ce15" office:value-type="float" office:value="-3" calcext:value-type="float">
            <text:p>(3)</text:p>
          </table:table-cell>
          <table:table-cell table:style-name="ce15" office:value-type="float" office:value="-12" calcext:value-type="float">
            <text:p>(12)</text:p>
          </table:table-cell>
          <table:table-cell table:style-name="ce15" office:value-type="float" office:value="-2" calcext:value-type="float">
            <text:p>(2)</text:p>
          </table:table-cell>
          <table:table-cell table:style-name="ce15" office:value-type="float" office:value="138566" calcext:value-type="float">
            <text:p>138.566 </text:p>
          </table:table-cell>
          <table:table-cell table:style-name="ce15" office:value-type="float" office:value="254410" calcext:value-type="float">
            <text:p>254.410 </text:p>
          </table:table-cell>
          <table:table-cell table:style-name="ce15" office:value-type="float" office:value="-13" calcext:value-type="float">
            <text:p>(13)</text:p>
          </table:table-cell>
          <table:table-cell table:style-name="ce15" office:value-type="float" office:value="739234" calcext:value-type="float">
            <text:p>739.234 </text:p>
          </table:table-cell>
          <table:table-cell table:style-name="ce15" office:value-type="float" office:value="42" calcext:value-type="float">
            <text:p>42 </text:p>
          </table:table-cell>
          <table:table-cell table:style-name="ce25" office:value-type="float" office:value="2196049" calcext:value-type="float">
            <text:p>2.196.04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PI - TOTAL</text:p>
          </table:table-cell>
          <table:table-cell table:style-name="ce15" office:value-type="float" office:value="19103" calcext:value-type="float">
            <text:p>19.103 </text:p>
          </table:table-cell>
          <table:table-cell table:style-name="ce15" office:value-type="float" office:value="1552383" calcext:value-type="float">
            <text:p>1.552.383 </text:p>
          </table:table-cell>
          <table:table-cell table:style-name="ce15" office:value-type="float" office:value="15824716" calcext:value-type="float">
            <text:p>15.824.716 </text:p>
          </table:table-cell>
          <table:table-cell table:style-name="ce15" office:value-type="float" office:value="100761" calcext:value-type="float">
            <text:p>100.761 </text:p>
          </table:table-cell>
          <table:table-cell table:style-name="ce15" office:value-type="float" office:value="123029588" calcext:value-type="float">
            <text:p>123.029.588 </text:p>
          </table:table-cell>
          <table:table-cell table:style-name="ce15" office:value-type="float" office:value="40294508" calcext:value-type="float">
            <text:p>40.294.508 </text:p>
          </table:table-cell>
          <table:table-cell table:style-name="ce15" office:value-type="float" office:value="4655196" calcext:value-type="float">
            <text:p>4.655.196 </text:p>
          </table:table-cell>
          <table:table-cell table:style-name="ce15" office:value-type="float" office:value="160765040" calcext:value-type="float">
            <text:p>160.765.040 </text:p>
          </table:table-cell>
          <table:table-cell table:style-name="ce15" office:value-type="float" office:value="38137702" calcext:value-type="float">
            <text:p>38.137.702 </text:p>
          </table:table-cell>
          <table:table-cell table:style-name="ce15" office:value-type="float" office:value="8461366" calcext:value-type="float">
            <text:p>8.461.366 </text:p>
          </table:table-cell>
          <table:table-cell table:style-name="ce15" office:value-type="float" office:value="424409495" calcext:value-type="float">
            <text:p>424.409.495 </text:p>
          </table:table-cell>
          <table:table-cell table:style-name="ce15" office:value-type="float" office:value="4798399" calcext:value-type="float">
            <text:p>4.798.399 </text:p>
          </table:table-cell>
          <table:table-cell table:style-name="ce15" office:value-type="float" office:value="8041995" calcext:value-type="float">
            <text:p>8.041.995 </text:p>
          </table:table-cell>
          <table:table-cell table:style-name="ce15" office:value-type="float" office:value="6899395" calcext:value-type="float">
            <text:p>6.899.395 </text:p>
          </table:table-cell>
          <table:table-cell table:style-name="ce15" office:value-type="float" office:value="4700383" calcext:value-type="float">
            <text:p>4.700.383 </text:p>
          </table:table-cell>
          <table:table-cell table:style-name="ce15" office:value-type="float" office:value="84750059" calcext:value-type="float">
            <text:p>84.750.059 </text:p>
          </table:table-cell>
          <table:table-cell table:style-name="ce15" office:value-type="float" office:value="2930640" calcext:value-type="float">
            <text:p>2.930.640 </text:p>
          </table:table-cell>
          <table:table-cell table:style-name="ce15" office:value-type="float" office:value="284546821" calcext:value-type="float">
            <text:p>284.546.821 </text:p>
          </table:table-cell>
          <table:table-cell table:style-name="ce15" office:value-type="float" office:value="281877341" calcext:value-type="float">
            <text:p>281.877.341 </text:p>
          </table:table-cell>
          <table:table-cell table:style-name="ce15" office:value-type="float" office:value="2973621" calcext:value-type="float">
            <text:p>2.973.621 </text:p>
          </table:table-cell>
          <table:table-cell table:style-name="ce15" office:value-type="float" office:value="1819958" calcext:value-type="float">
            <text:p>1.819.958 </text:p>
          </table:table-cell>
          <table:table-cell table:style-name="ce15" office:value-type="float" office:value="222766" calcext:value-type="float">
            <text:p>222.766 </text:p>
          </table:table-cell>
          <table:table-cell table:style-name="ce15" office:value-type="float" office:value="291671007" calcext:value-type="float">
            <text:p>291.671.007 </text:p>
          </table:table-cell>
          <table:table-cell table:style-name="ce15" office:value-type="float" office:value="301966016" calcext:value-type="float">
            <text:p>301.966.016 </text:p>
          </table:table-cell>
          <table:table-cell table:style-name="ce15" office:value-type="float" office:value="9461847" calcext:value-type="float">
            <text:p>9.461.847 </text:p>
          </table:table-cell>
          <table:table-cell table:style-name="ce15" office:value-type="float" office:value="1782809474" calcext:value-type="float">
            <text:p>1.782.809.474 </text:p>
          </table:table-cell>
          <table:table-cell table:style-name="ce15" office:value-type="float" office:value="427357" calcext:value-type="float">
            <text:p>427.357 </text:p>
          </table:table-cell>
          <table:table-cell table:style-name="ce25" office:value-type="float" office:value="3887146935" calcext:value-type="float">
            <text:p>3.887.146.93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FUMO</text:p>
          </table:table-cell>
          <table:table-cell table:number-columns-repeated="3" table:style-name="ce15" office:value-type="string" office:string-value=" -   " calcext:value-type="string">
            <text:p><text:s/>- <text:s text:c="3"/></text:p>
          </table:table-cell>
          <table:table-cell table:style-name="ce20" office:value-type="string" office:string-value=" -   " calcext:value-type="string">
            <text:p><text:s/>- <text:s text:c="3"/></text:p>
          </table:table-cell>
          <table:table-cell table:style-name="ce15" office:value-type="float" office:value="43105" calcext:value-type="float">
            <text:p>43.105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840" calcext:value-type="float">
            <text:p>840 </text:p>
          </table:table-cell>
          <table:table-cell table:style-name="ce20" office:value-type="string" office:string-value=" -   " calcext:value-type="string">
            <text:p><text:s/>- <text:s text:c="3"/></text:p>
          </table:table-cell>
          <table:table-cell table:style-name="ce15" office:value-type="float" office:value="17024" calcext:value-type="float">
            <text:p>17.024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66235196" calcext:value-type="float">
            <text:p>266.235.196 </text:p>
          </table:table-cell>
          <table:table-cell table:style-name="ce15" office:value-type="float" office:value="6840" calcext:value-type="float">
            <text:p>6.840 </text:p>
          </table:table-cell>
          <table:table-cell table:number-columns-repeated="5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558" calcext:value-type="float">
            <text:p>2.558 </text:p>
          </table:table-cell>
          <table:table-cell table:style-name="ce15" office:value-type="float" office:value="4703" calcext:value-type="float">
            <text:p>4.703 </text:p>
          </table:table-cell>
          <table:table-cell table:style-name="ce15" office:value-type="float" office:value="57935" calcext:value-type="float">
            <text:p>57.935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77577503" calcext:value-type="float">
            <text:p>77.577.503 </text:p>
          </table:table-cell>
          <table:table-cell table:style-name="ce15" office:value-type="float" office:value="42362" calcext:value-type="float">
            <text:p>42.362 </text:p>
          </table:table-cell>
          <table:table-cell table:style-name="ce15" office:value-type="float" office:value="178213" calcext:value-type="float">
            <text:p>178.213 </text:p>
          </table:table-cell>
          <table:table-cell table:style-name="ce15" office:value-type="float" office:value="4277" calcext:value-type="float">
            <text:p>4.277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344170555" calcext:value-type="float">
            <text:p>344.170.55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BEBIDAS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33064" calcext:value-type="float">
            <text:p>133.064 </text:p>
          </table:table-cell>
          <table:table-cell table:style-name="ce15" office:value-type="float" office:value="3114699" calcext:value-type="float">
            <text:p>3.114.699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2477270" calcext:value-type="float">
            <text:p>12.477.270 </text:p>
          </table:table-cell>
          <table:table-cell table:style-name="ce15" office:value-type="float" office:value="11158998" calcext:value-type="float">
            <text:p>11.158.998 </text:p>
          </table:table-cell>
          <table:table-cell table:style-name="ce15" office:value-type="float" office:value="380594" calcext:value-type="float">
            <text:p>380.594 </text:p>
          </table:table-cell>
          <table:table-cell table:style-name="ce15" office:value-type="float" office:value="307436" calcext:value-type="float">
            <text:p>307.436 </text:p>
          </table:table-cell>
          <table:table-cell table:style-name="ce15" office:value-type="float" office:value="9451525" calcext:value-type="float">
            <text:p>9.451.525 </text:p>
          </table:table-cell>
          <table:table-cell table:style-name="ce15" office:value-type="float" office:value="6704129" calcext:value-type="float">
            <text:p>6.704.129 </text:p>
          </table:table-cell>
          <table:table-cell table:style-name="ce15" office:value-type="float" office:value="17431631" calcext:value-type="float">
            <text:p>17.431.631 </text:p>
          </table:table-cell>
          <table:table-cell table:style-name="ce15" office:value-type="float" office:value="88541" calcext:value-type="float">
            <text:p>88.541 </text:p>
          </table:table-cell>
          <table:table-cell table:style-name="ce15" office:value-type="float" office:value="3237506" calcext:value-type="float">
            <text:p>3.237.506 </text:p>
          </table:table-cell>
          <table:table-cell table:style-name="ce15" office:value-type="float" office:value="1933529" calcext:value-type="float">
            <text:p>1.933.529 </text:p>
          </table:table-cell>
          <table:table-cell table:style-name="ce15" office:value-type="float" office:value="410336" calcext:value-type="float">
            <text:p>410.336 </text:p>
          </table:table-cell>
          <table:table-cell table:style-name="ce15" office:value-type="float" office:value="17665164" calcext:value-type="float">
            <text:p>17.665.164 </text:p>
          </table:table-cell>
          <table:table-cell table:style-name="ce15" office:value-type="float" office:value="1482365" calcext:value-type="float">
            <text:p>1.482.365 </text:p>
          </table:table-cell>
          <table:table-cell table:style-name="ce15" office:value-type="float" office:value="5868785" calcext:value-type="float">
            <text:p>5.868.785 </text:p>
          </table:table-cell>
          <table:table-cell table:style-name="ce15" office:value-type="float" office:value="37309830" calcext:value-type="float">
            <text:p>37.309.830 </text:p>
          </table:table-cell>
          <table:table-cell table:style-name="ce15" office:value-type="float" office:value="317895" calcext:value-type="float">
            <text:p>317.895 </text:p>
          </table:table-cell>
          <table:table-cell table:style-name="ce15" office:value-type="float" office:value="5377" calcext:value-type="float">
            <text:p>5.377 </text:p>
          </table:table-cell>
          <table:table-cell table:style-name="ce15" office:value-type="float" office:value="5385" calcext:value-type="float">
            <text:p>5.385 </text:p>
          </table:table-cell>
          <table:table-cell table:style-name="ce15" office:value-type="float" office:value="14496723" calcext:value-type="float">
            <text:p>14.496.723 </text:p>
          </table:table-cell>
          <table:table-cell table:style-name="ce15" office:value-type="float" office:value="10143800" calcext:value-type="float">
            <text:p>10.143.800 </text:p>
          </table:table-cell>
          <table:table-cell table:style-name="ce15" office:value-type="float" office:value="4270966" calcext:value-type="float">
            <text:p>4.270.966 </text:p>
          </table:table-cell>
          <table:table-cell table:style-name="ce15" office:value-type="float" office:value="86768172" calcext:value-type="float">
            <text:p>86.768.172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245163720" calcext:value-type="float">
            <text:p>245.163.72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AUTOMÓVEIS</text:p>
          </table:table-cell>
          <table:table-cell table:style-name="ce15" office:value-type="float" office:value="3951" calcext:value-type="float">
            <text:p>3.951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7415" calcext:value-type="float">
            <text:p>7.415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31187" calcext:value-type="float">
            <text:p>31.187 </text:p>
          </table:table-cell>
          <table:table-cell table:style-name="ce15" office:value-type="float" office:value="7230" calcext:value-type="float">
            <text:p>7.230 </text:p>
          </table:table-cell>
          <table:table-cell table:style-name="ce15" office:value-type="float" office:value="6543" calcext:value-type="float">
            <text:p>6.543 </text:p>
          </table:table-cell>
          <table:table-cell table:style-name="ce15" office:value-type="float" office:value="13611892" calcext:value-type="float">
            <text:p>13.611.892 </text:p>
          </table:table-cell>
          <table:table-cell table:style-name="ce15" office:value-type="float" office:value="11559604" calcext:value-type="float">
            <text:p>11.559.604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5452" calcext:value-type="float">
            <text:p>15.452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7290" calcext:value-type="float">
            <text:p>7.290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763897" calcext:value-type="float">
            <text:p>763.897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60737673" calcext:value-type="float">
            <text:p>60.737.673 </text:p>
          </table:table-cell>
          <table:table-cell table:style-name="ce15" office:value-type="float" office:value="22737832" calcext:value-type="float">
            <text:p>22.737.832 </text:p>
          </table:table-cell>
          <table:table-cell table:style-name="ce15" office:value-type="float" office:value="5939" calcext:value-type="float">
            <text:p>5.939 </text:p>
          </table:table-cell>
          <table:table-cell table:style-name="ce15" office:value-type="float" office:value="1177" calcext:value-type="float">
            <text:p>1.177 </text:p>
          </table:table-cell>
          <table:table-cell table:style-name="ce15" office:value-type="float" office:value="25863" calcext:value-type="float">
            <text:p>25.863 </text:p>
          </table:table-cell>
          <table:table-cell table:style-name="ce15" office:value-type="float" office:value="3822580" calcext:value-type="float">
            <text:p>3.822.580 </text:p>
          </table:table-cell>
          <table:table-cell table:style-name="ce15" office:value-type="float" office:value="21352133" calcext:value-type="float">
            <text:p>21.352.133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82220254" calcext:value-type="float">
            <text:p>182.220.254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316917910" calcext:value-type="float">
            <text:p>316.917.91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VINCULADO À IMPORTACAO</text:p>
          </table:table-cell>
          <table:table-cell table:style-name="ce15" office:value-type="float" office:value="4542" calcext:value-type="float">
            <text:p>4.542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7847991" calcext:value-type="float">
            <text:p>7.847.991 </text:p>
          </table:table-cell>
          <table:table-cell table:style-name="ce15" office:value-type="float" office:value="10784" calcext:value-type="float">
            <text:p>10.784 </text:p>
          </table:table-cell>
          <table:table-cell table:style-name="ce15" office:value-type="float" office:value="58042181" calcext:value-type="float">
            <text:p>58.042.181 </text:p>
          </table:table-cell>
          <table:table-cell table:style-name="ce15" office:value-type="float" office:value="16774318" calcext:value-type="float">
            <text:p>16.774.318 </text:p>
          </table:table-cell>
          <table:table-cell table:style-name="ce15" office:value-type="float" office:value="701281" calcext:value-type="float">
            <text:p>701.281 </text:p>
          </table:table-cell>
          <table:table-cell table:style-name="ce15" office:value-type="float" office:value="111169221" calcext:value-type="float">
            <text:p>111.169.221 </text:p>
          </table:table-cell>
          <table:table-cell table:style-name="ce15" office:value-type="float" office:value="2084653" calcext:value-type="float">
            <text:p>2.084.653 </text:p>
          </table:table-cell>
          <table:table-cell table:style-name="ce15" office:value-type="float" office:value="1056000" calcext:value-type="float">
            <text:p>1.056.000 </text:p>
          </table:table-cell>
          <table:table-cell table:style-name="ce15" office:value-type="float" office:value="43680787" calcext:value-type="float">
            <text:p>43.680.787 </text:p>
          </table:table-cell>
          <table:table-cell table:style-name="ce15" office:value-type="float" office:value="127113" calcext:value-type="float">
            <text:p>127.113 </text:p>
          </table:table-cell>
          <table:table-cell table:style-name="ce15" office:value-type="float" office:value="1317559" calcext:value-type="float">
            <text:p>1.317.559 </text:p>
          </table:table-cell>
          <table:table-cell table:style-name="ce15" office:value-type="float" office:value="2084670" calcext:value-type="float">
            <text:p>2.084.670 </text:p>
          </table:table-cell>
          <table:table-cell table:style-name="ce15" office:value-type="float" office:value="1765321" calcext:value-type="float">
            <text:p>1.765.321 </text:p>
          </table:table-cell>
          <table:table-cell table:style-name="ce15" office:value-type="float" office:value="34341039" calcext:value-type="float">
            <text:p>34.341.039 </text:p>
          </table:table-cell>
          <table:table-cell table:style-name="ce15" office:value-type="float" office:value="517" calcext:value-type="float">
            <text:p>517 </text:p>
          </table:table-cell>
          <table:table-cell table:style-name="ce15" office:value-type="float" office:value="101729327" calcext:value-type="float">
            <text:p>101.729.327 </text:p>
          </table:table-cell>
          <table:table-cell table:style-name="ce15" office:value-type="float" office:value="124495892" calcext:value-type="float">
            <text:p>124.495.892 </text:p>
          </table:table-cell>
          <table:table-cell table:style-name="ce15" office:value-type="float" office:value="564460" calcext:value-type="float">
            <text:p>564.460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66223" calcext:value-type="float">
            <text:p>166.223 </text:p>
          </table:table-cell>
          <table:table-cell table:style-name="ce15" office:value-type="float" office:value="91775844" calcext:value-type="float">
            <text:p>91.775.844 </text:p>
          </table:table-cell>
          <table:table-cell table:style-name="ce15" office:value-type="float" office:value="143078219" calcext:value-type="float">
            <text:p>143.078.219 </text:p>
          </table:table-cell>
          <table:table-cell table:style-name="ce15" office:value-type="float" office:value="5821" calcext:value-type="float">
            <text:p>5.821 </text:p>
          </table:table-cell>
          <table:table-cell table:style-name="ce15" office:value-type="float" office:value="557023005" calcext:value-type="float">
            <text:p>557.023.005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1299846767" calcext:value-type="float">
            <text:p>1.299.846.76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8" office:value-type="string" calcext:value-type="string">
            <text:p><text:s text:c="2"/>IPI - OUTROS</text:p>
          </table:table-cell>
          <table:table-cell table:style-name="ce15" office:value-type="float" office:value="10610" calcext:value-type="float">
            <text:p>10.610 </text:p>
          </table:table-cell>
          <table:table-cell table:style-name="ce15" office:value-type="float" office:value="1419319" calcext:value-type="float">
            <text:p>1.419.319 </text:p>
          </table:table-cell>
          <table:table-cell table:style-name="ce15" office:value-type="float" office:value="4854611" calcext:value-type="float">
            <text:p>4.854.611 </text:p>
          </table:table-cell>
          <table:table-cell table:style-name="ce15" office:value-type="float" office:value="89978" calcext:value-type="float">
            <text:p>89.978 </text:p>
          </table:table-cell>
          <table:table-cell table:style-name="ce15" office:value-type="float" office:value="52435845" calcext:value-type="float">
            <text:p>52.435.845 </text:p>
          </table:table-cell>
          <table:table-cell table:style-name="ce15" office:value-type="float" office:value="12353962" calcext:value-type="float">
            <text:p>12.353.962 </text:p>
          </table:table-cell>
          <table:table-cell table:style-name="ce15" office:value-type="float" office:value="3565939" calcext:value-type="float">
            <text:p>3.565.939 </text:p>
          </table:table-cell>
          <table:table-cell table:style-name="ce15" office:value-type="float" office:value="35676492" calcext:value-type="float">
            <text:p>35.676.492 </text:p>
          </table:table-cell>
          <table:table-cell table:style-name="ce15" office:value-type="float" office:value="15024896" calcext:value-type="float">
            <text:p>15.024.896 </text:p>
          </table:table-cell>
          <table:table-cell table:style-name="ce15" office:value-type="float" office:value="701236" calcext:value-type="float">
            <text:p>701.236 </text:p>
          </table:table-cell>
          <table:table-cell table:style-name="ce15" office:value-type="float" office:value="97046428" calcext:value-type="float">
            <text:p>97.046.428 </text:p>
          </table:table-cell>
          <table:table-cell table:style-name="ce15" office:value-type="float" office:value="4575905" calcext:value-type="float">
            <text:p>4.575.905 </text:p>
          </table:table-cell>
          <table:table-cell table:style-name="ce15" office:value-type="float" office:value="3486930" calcext:value-type="float">
            <text:p>3.486.930 </text:p>
          </table:table-cell>
          <table:table-cell table:style-name="ce15" office:value-type="float" office:value="2873907" calcext:value-type="float">
            <text:p>2.873.907 </text:p>
          </table:table-cell>
          <table:table-cell table:style-name="ce15" office:value-type="float" office:value="2524726" calcext:value-type="float">
            <text:p>2.524.726 </text:p>
          </table:table-cell>
          <table:table-cell table:style-name="ce15" office:value-type="float" office:value="31979959" calcext:value-type="float">
            <text:p>31.979.959 </text:p>
          </table:table-cell>
          <table:table-cell table:style-name="ce15" office:value-type="float" office:value="1447759" calcext:value-type="float">
            <text:p>1.447.759 </text:p>
          </table:table-cell>
          <table:table-cell table:style-name="ce15" office:value-type="float" office:value="116208478" calcext:value-type="float">
            <text:p>116.208.478 </text:p>
          </table:table-cell>
          <table:table-cell table:style-name="ce15" office:value-type="float" office:value="97329084" calcext:value-type="float">
            <text:p>97.329.084 </text:p>
          </table:table-cell>
          <table:table-cell table:style-name="ce15" office:value-type="float" office:value="2027392" calcext:value-type="float">
            <text:p>2.027.392 </text:p>
          </table:table-cell>
          <table:table-cell table:style-name="ce15" office:value-type="float" office:value="1813403" calcext:value-type="float">
            <text:p>1.813.403 </text:p>
          </table:table-cell>
          <table:table-cell table:style-name="ce15" office:value-type="float" office:value="25295" calcext:value-type="float">
            <text:p>25.295 </text:p>
          </table:table-cell>
          <table:table-cell table:style-name="ce15" office:value-type="float" office:value="103998357" calcext:value-type="float">
            <text:p>103.998.357 </text:p>
          </table:table-cell>
          <table:table-cell table:style-name="ce15" office:value-type="float" office:value="127349503" calcext:value-type="float">
            <text:p>127.349.503 </text:p>
          </table:table-cell>
          <table:table-cell table:style-name="ce15" office:value-type="float" office:value="5006847" calcext:value-type="float">
            <text:p>5.006.847 </text:p>
          </table:table-cell>
          <table:table-cell table:style-name="ce15" office:value-type="float" office:value="956793765" calcext:value-type="float">
            <text:p>956.793.765 </text:p>
          </table:table-cell>
          <table:table-cell table:style-name="ce15" office:value-type="float" office:value="427357" calcext:value-type="float">
            <text:p>427.357 </text:p>
          </table:table-cell>
          <table:table-cell table:style-name="ce25" office:value-type="float" office:value="1681047984" calcext:value-type="float">
            <text:p>1.681.047.98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OBRE A RENDA - TOTAL</text:p>
          </table:table-cell>
          <table:table-cell table:style-name="ce15" office:value-type="float" office:value="16356915" calcext:value-type="float">
            <text:p>16.356.915 </text:p>
          </table:table-cell>
          <table:table-cell table:style-name="ce15" office:value-type="float" office:value="56607850" calcext:value-type="float">
            <text:p>56.607.850 </text:p>
          </table:table-cell>
          <table:table-cell table:style-name="ce15" office:value-type="float" office:value="265010978" calcext:value-type="float">
            <text:p>265.010.978 </text:p>
          </table:table-cell>
          <table:table-cell table:style-name="ce15" office:value-type="float" office:value="12676237" calcext:value-type="float">
            <text:p>12.676.237 </text:p>
          </table:table-cell>
          <table:table-cell table:style-name="ce15" office:value-type="float" office:value="319057165" calcext:value-type="float">
            <text:p>319.057.165 </text:p>
          </table:table-cell>
          <table:table-cell table:style-name="ce15" office:value-type="float" office:value="338037974" calcext:value-type="float">
            <text:p>338.037.974 </text:p>
          </table:table-cell>
          <table:table-cell table:style-name="ce15" office:value-type="float" office:value="2961787997" calcext:value-type="float">
            <text:p>2.961.787.997 </text:p>
          </table:table-cell>
          <table:table-cell table:style-name="ce15" office:value-type="float" office:value="209670159" calcext:value-type="float">
            <text:p>209.670.159 </text:p>
          </table:table-cell>
          <table:table-cell table:style-name="ce15" office:value-type="float" office:value="219037230" calcext:value-type="float">
            <text:p>219.037.230 </text:p>
          </table:table-cell>
          <table:table-cell table:style-name="ce15" office:value-type="float" office:value="84817998" calcext:value-type="float">
            <text:p>84.817.998 </text:p>
          </table:table-cell>
          <table:table-cell table:style-name="ce15" office:value-type="float" office:value="1066491020" calcext:value-type="float">
            <text:p>1.066.491.020 </text:p>
          </table:table-cell>
          <table:table-cell table:style-name="ce15" office:value-type="float" office:value="109012525" calcext:value-type="float">
            <text:p>109.012.525 </text:p>
          </table:table-cell>
          <table:table-cell table:style-name="ce15" office:value-type="float" office:value="142979032" calcext:value-type="float">
            <text:p>142.979.032 </text:p>
          </table:table-cell>
          <table:table-cell table:style-name="ce15" office:value-type="float" office:value="156518652" calcext:value-type="float">
            <text:p>156.518.652 </text:p>
          </table:table-cell>
          <table:table-cell table:style-name="ce15" office:value-type="float" office:value="93397811" calcext:value-type="float">
            <text:p>93.397.811 </text:p>
          </table:table-cell>
          <table:table-cell table:style-name="ce15" office:value-type="float" office:value="299713327" calcext:value-type="float">
            <text:p>299.713.327 </text:p>
          </table:table-cell>
          <table:table-cell table:style-name="ce15" office:value-type="float" office:value="53687691" calcext:value-type="float">
            <text:p>53.687.691 </text:p>
          </table:table-cell>
          <table:table-cell table:style-name="ce15" office:value-type="float" office:value="1026264813" calcext:value-type="float">
            <text:p>1.026.264.813 </text:p>
          </table:table-cell>
          <table:table-cell table:style-name="ce15" office:value-type="float" office:value="3613854999" calcext:value-type="float">
            <text:p>3.613.854.999 </text:p>
          </table:table-cell>
          <table:table-cell table:style-name="ce15" office:value-type="float" office:value="87112910" calcext:value-type="float">
            <text:p>87.112.910 </text:p>
          </table:table-cell>
          <table:table-cell table:style-name="ce15" office:value-type="float" office:value="41879526" calcext:value-type="float">
            <text:p>41.879.526 </text:p>
          </table:table-cell>
          <table:table-cell table:style-name="ce15" office:value-type="float" office:value="13284684" calcext:value-type="float">
            <text:p>13.284.684 </text:p>
          </table:table-cell>
          <table:table-cell table:style-name="ce15" office:value-type="float" office:value="914556122" calcext:value-type="float">
            <text:p>914.556.122 </text:p>
          </table:table-cell>
          <table:table-cell table:style-name="ce15" office:value-type="float" office:value="505084013" calcext:value-type="float">
            <text:p>505.084.013 </text:p>
          </table:table-cell>
          <table:table-cell table:style-name="ce15" office:value-type="float" office:value="67523809" calcext:value-type="float">
            <text:p>67.523.809 </text:p>
          </table:table-cell>
          <table:table-cell table:style-name="ce15" office:value-type="float" office:value="10083479524" calcext:value-type="float">
            <text:p>10.083.479.524 </text:p>
          </table:table-cell>
          <table:table-cell table:style-name="ce15" office:value-type="float" office:value="29268600" calcext:value-type="float">
            <text:p>29.268.600 </text:p>
          </table:table-cell>
          <table:table-cell table:style-name="ce25" office:value-type="float" office:value="22787169559" calcext:value-type="float">
            <text:p>22.787.169.55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RPF</text:p>
          </table:table-cell>
          <table:table-cell table:style-name="ce15" office:value-type="float" office:value="5607963" calcext:value-type="float">
            <text:p>5.607.963 </text:p>
          </table:table-cell>
          <table:table-cell table:style-name="ce15" office:value-type="float" office:value="18664968" calcext:value-type="float">
            <text:p>18.664.968 </text:p>
          </table:table-cell>
          <table:table-cell table:style-name="ce15" office:value-type="float" office:value="22988454" calcext:value-type="float">
            <text:p>22.988.454 </text:p>
          </table:table-cell>
          <table:table-cell table:style-name="ce15" office:value-type="float" office:value="5431171" calcext:value-type="float">
            <text:p>5.431.171 </text:p>
          </table:table-cell>
          <table:table-cell table:style-name="ce15" office:value-type="float" office:value="78085542" calcext:value-type="float">
            <text:p>78.085.542 </text:p>
          </table:table-cell>
          <table:table-cell table:style-name="ce15" office:value-type="float" office:value="76499515" calcext:value-type="float">
            <text:p>76.499.515 </text:p>
          </table:table-cell>
          <table:table-cell table:style-name="ce15" office:value-type="float" office:value="69915380" calcext:value-type="float">
            <text:p>69.915.380 </text:p>
          </table:table-cell>
          <table:table-cell table:style-name="ce15" office:value-type="float" office:value="43491599" calcext:value-type="float">
            <text:p>43.491.599 </text:p>
          </table:table-cell>
          <table:table-cell table:style-name="ce15" office:value-type="float" office:value="66001963" calcext:value-type="float">
            <text:p>66.001.963 </text:p>
          </table:table-cell>
          <table:table-cell table:style-name="ce15" office:value-type="float" office:value="28814060" calcext:value-type="float">
            <text:p>28.814.060 </text:p>
          </table:table-cell>
          <table:table-cell table:style-name="ce15" office:value-type="float" office:value="227244779" calcext:value-type="float">
            <text:p>227.244.779 </text:p>
          </table:table-cell>
          <table:table-cell table:style-name="ce15" office:value-type="float" office:value="38713209" calcext:value-type="float">
            <text:p>38.713.209 </text:p>
          </table:table-cell>
          <table:table-cell table:style-name="ce15" office:value-type="float" office:value="34272048" calcext:value-type="float">
            <text:p>34.272.048 </text:p>
          </table:table-cell>
          <table:table-cell table:style-name="ce15" office:value-type="float" office:value="37032119" calcext:value-type="float">
            <text:p>37.032.119 </text:p>
          </table:table-cell>
          <table:table-cell table:style-name="ce15" office:value-type="float" office:value="28377700" calcext:value-type="float">
            <text:p>28.377.700 </text:p>
          </table:table-cell>
          <table:table-cell table:style-name="ce15" office:value-type="float" office:value="66964256" calcext:value-type="float">
            <text:p>66.964.256 </text:p>
          </table:table-cell>
          <table:table-cell table:style-name="ce15" office:value-type="float" office:value="18781516" calcext:value-type="float">
            <text:p>18.781.516 </text:p>
          </table:table-cell>
          <table:table-cell table:style-name="ce15" office:value-type="float" office:value="245866119" calcext:value-type="float">
            <text:p>245.866.119 </text:p>
          </table:table-cell>
          <table:table-cell table:style-name="ce15" office:value-type="float" office:value="495439068" calcext:value-type="float">
            <text:p>495.439.068 </text:p>
          </table:table-cell>
          <table:table-cell table:style-name="ce15" office:value-type="float" office:value="25759371" calcext:value-type="float">
            <text:p>25.759.371 </text:p>
          </table:table-cell>
          <table:table-cell table:style-name="ce15" office:value-type="float" office:value="13297685" calcext:value-type="float">
            <text:p>13.297.685 </text:p>
          </table:table-cell>
          <table:table-cell table:style-name="ce15" office:value-type="float" office:value="4380921" calcext:value-type="float">
            <text:p>4.380.921 </text:p>
          </table:table-cell>
          <table:table-cell table:style-name="ce15" office:value-type="float" office:value="189489894" calcext:value-type="float">
            <text:p>189.489.894 </text:p>
          </table:table-cell>
          <table:table-cell table:style-name="ce15" office:value-type="float" office:value="87138830" calcext:value-type="float">
            <text:p>87.138.830 </text:p>
          </table:table-cell>
          <table:table-cell table:style-name="ce15" office:value-type="float" office:value="22601105" calcext:value-type="float">
            <text:p>22.601.105 </text:p>
          </table:table-cell>
          <table:table-cell table:style-name="ce15" office:value-type="float" office:value="915108557" calcext:value-type="float">
            <text:p>915.108.557 </text:p>
          </table:table-cell>
          <table:table-cell table:style-name="ce15" office:value-type="float" office:value="7746476" calcext:value-type="float">
            <text:p>7.746.476 </text:p>
          </table:table-cell>
          <table:table-cell table:style-name="ce25" office:value-type="float" office:value="2873714265" calcext:value-type="float">
            <text:p>2.873.714.26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RPJ</text:p>
          </table:table-cell>
          <table:table-cell table:style-name="ce15" office:value-type="float" office:value="5100254" calcext:value-type="float">
            <text:p>5.100.254 </text:p>
          </table:table-cell>
          <table:table-cell table:style-name="ce15" office:value-type="float" office:value="15144748" calcext:value-type="float">
            <text:p>15.144.748 </text:p>
          </table:table-cell>
          <table:table-cell table:style-name="ce15" office:value-type="float" office:value="158302551" calcext:value-type="float">
            <text:p>158.302.551 </text:p>
          </table:table-cell>
          <table:table-cell table:style-name="ce15" office:value-type="float" office:value="3702525" calcext:value-type="float">
            <text:p>3.702.525 </text:p>
          </table:table-cell>
          <table:table-cell table:style-name="ce15" office:value-type="float" office:value="103018189" calcext:value-type="float">
            <text:p>103.018.189 </text:p>
          </table:table-cell>
          <table:table-cell table:style-name="ce15" office:value-type="float" office:value="93520350" calcext:value-type="float">
            <text:p>93.520.350 </text:p>
          </table:table-cell>
          <table:table-cell table:style-name="ce15" office:value-type="float" office:value="334857699" calcext:value-type="float">
            <text:p>334.857.699 </text:p>
          </table:table-cell>
          <table:table-cell table:style-name="ce15" office:value-type="float" office:value="78842385" calcext:value-type="float">
            <text:p>78.842.385 </text:p>
          </table:table-cell>
          <table:table-cell table:style-name="ce15" office:value-type="float" office:value="69148777" calcext:value-type="float">
            <text:p>69.148.777 </text:p>
          </table:table-cell>
          <table:table-cell table:style-name="ce15" office:value-type="float" office:value="26389702" calcext:value-type="float">
            <text:p>26.389.702 </text:p>
          </table:table-cell>
          <table:table-cell table:style-name="ce15" office:value-type="float" office:value="350972136" calcext:value-type="float">
            <text:p>350.972.136 </text:p>
          </table:table-cell>
          <table:table-cell table:style-name="ce15" office:value-type="float" office:value="36147023" calcext:value-type="float">
            <text:p>36.147.023 </text:p>
          </table:table-cell>
          <table:table-cell table:style-name="ce15" office:value-type="float" office:value="46772866" calcext:value-type="float">
            <text:p>46.772.866 </text:p>
          </table:table-cell>
          <table:table-cell table:style-name="ce15" office:value-type="float" office:value="53140328" calcext:value-type="float">
            <text:p>53.140.328 </text:p>
          </table:table-cell>
          <table:table-cell table:style-name="ce15" office:value-type="float" office:value="20601435" calcext:value-type="float">
            <text:p>20.601.435 </text:p>
          </table:table-cell>
          <table:table-cell table:style-name="ce15" office:value-type="float" office:value="107453740" calcext:value-type="float">
            <text:p>107.453.740 </text:p>
          </table:table-cell>
          <table:table-cell table:style-name="ce15" office:value-type="float" office:value="16660021" calcext:value-type="float">
            <text:p>16.660.021 </text:p>
          </table:table-cell>
          <table:table-cell table:style-name="ce15" office:value-type="float" office:value="302375190" calcext:value-type="float">
            <text:p>302.375.190 </text:p>
          </table:table-cell>
          <table:table-cell table:style-name="ce15" office:value-type="float" office:value="1114541262" calcext:value-type="float">
            <text:p>1.114.541.262 </text:p>
          </table:table-cell>
          <table:table-cell table:style-name="ce15" office:value-type="float" office:value="22892164" calcext:value-type="float">
            <text:p>22.892.164 </text:p>
          </table:table-cell>
          <table:table-cell table:style-name="ce15" office:value-type="float" office:value="12157872" calcext:value-type="float">
            <text:p>12.157.872 </text:p>
          </table:table-cell>
          <table:table-cell table:style-name="ce15" office:value-type="float" office:value="3444514" calcext:value-type="float">
            <text:p>3.444.514 </text:p>
          </table:table-cell>
          <table:table-cell table:style-name="ce15" office:value-type="float" office:value="271494286" calcext:value-type="float">
            <text:p>271.494.286 </text:p>
          </table:table-cell>
          <table:table-cell table:style-name="ce15" office:value-type="float" office:value="214188933" calcext:value-type="float">
            <text:p>214.188.933 </text:p>
          </table:table-cell>
          <table:table-cell table:style-name="ce15" office:value-type="float" office:value="18360106" calcext:value-type="float">
            <text:p>18.360.106 </text:p>
          </table:table-cell>
          <table:table-cell table:style-name="ce15" office:value-type="float" office:value="2624064785" calcext:value-type="float">
            <text:p>2.624.064.785 </text:p>
          </table:table-cell>
          <table:table-cell table:style-name="ce15" office:value-type="float" office:value="12711126" calcext:value-type="float">
            <text:p>12.711.126 </text:p>
          </table:table-cell>
          <table:table-cell table:style-name="ce25" office:value-type="float" office:value="6116004964" calcext:value-type="float">
            <text:p>6.116.004.96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ENTIDADES FINANCEIRAS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33059" calcext:value-type="float">
            <text:p>33.059 </text:p>
          </table:table-cell>
          <table:table-cell table:style-name="ce15" office:value-type="float" office:value="187615" calcext:value-type="float">
            <text:p>187.615 </text:p>
          </table:table-cell>
          <table:table-cell table:style-name="ce15" office:value-type="float" office:value="173" calcext:value-type="float">
            <text:p>173 </text:p>
          </table:table-cell>
          <table:table-cell table:style-name="ce15" office:value-type="float" office:value="529555" calcext:value-type="float">
            <text:p>529.555 </text:p>
          </table:table-cell>
          <table:table-cell table:style-name="ce15" office:value-type="float" office:value="16975589" calcext:value-type="float">
            <text:p>16.975.589 </text:p>
          </table:table-cell>
          <table:table-cell table:style-name="ce15" office:value-type="float" office:value="80586845" calcext:value-type="float">
            <text:p>80.586.845 </text:p>
          </table:table-cell>
          <table:table-cell table:style-name="ce15" office:value-type="float" office:value="7513985" calcext:value-type="float">
            <text:p>7.513.985 </text:p>
          </table:table-cell>
          <table:table-cell table:style-name="ce15" office:value-type="float" office:value="238673" calcext:value-type="float">
            <text:p>238.673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6849320" calcext:value-type="float">
            <text:p>6.849.320 </text:p>
          </table:table-cell>
          <table:table-cell table:style-name="ce15" office:value-type="float" office:value="76457" calcext:value-type="float">
            <text:p>76.457 </text:p>
          </table:table-cell>
          <table:table-cell table:style-name="ce15" office:value-type="float" office:value="177922" calcext:value-type="float">
            <text:p>177.922 </text:p>
          </table:table-cell>
          <table:table-cell table:style-name="ce15" office:value-type="float" office:value="13475206" calcext:value-type="float">
            <text:p>13.475.206 </text:p>
          </table:table-cell>
          <table:table-cell table:style-name="ce15" office:value-type="float" office:value="1834" calcext:value-type="float">
            <text:p>1.834 </text:p>
          </table:table-cell>
          <table:table-cell table:style-name="ce15" office:value-type="float" office:value="8187859" calcext:value-type="float">
            <text:p>8.187.859 </text:p>
          </table:table-cell>
          <table:table-cell table:style-name="ce15" office:value-type="float" office:value="826" calcext:value-type="float">
            <text:p>826 </text:p>
          </table:table-cell>
          <table:table-cell table:style-name="ce15" office:value-type="float" office:value="23905807" calcext:value-type="float">
            <text:p>23.905.807 </text:p>
          </table:table-cell>
          <table:table-cell table:style-name="ce15" office:value-type="float" office:value="182945546" calcext:value-type="float">
            <text:p>182.945.546 </text:p>
          </table:table-cell>
          <table:table-cell table:style-name="ce15" office:value-type="float" office:value="60489" calcext:value-type="float">
            <text:p>60.489 </text:p>
          </table:table-cell>
          <table:table-cell table:style-name="ce15" office:value-type="float" office:value="14853" calcext:value-type="float">
            <text:p>14.853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5263136" calcext:value-type="float">
            <text:p>25.263.136 </text:p>
          </table:table-cell>
          <table:table-cell table:style-name="ce15" office:value-type="float" office:value="1213107" calcext:value-type="float">
            <text:p>1.213.107 </text:p>
          </table:table-cell>
          <table:table-cell table:style-name="ce15" office:value-type="float" office:value="1583177" calcext:value-type="float">
            <text:p>1.583.177 </text:p>
          </table:table-cell>
          <table:table-cell table:style-name="ce15" office:value-type="float" office:value="520350963" calcext:value-type="float">
            <text:p>520.350.963 </text:p>
          </table:table-cell>
          <table:table-cell table:style-name="ce15" office:value-type="float" office:value="4035" calcext:value-type="float">
            <text:p>4.035 </text:p>
          </table:table-cell>
          <table:table-cell table:style-name="ce25" office:value-type="float" office:value="890176030" calcext:value-type="float">
            <text:p>890.176.03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DEMAIS EMPRESAS</text:p>
          </table:table-cell>
          <table:table-cell table:style-name="ce15" office:value-type="float" office:value="5100254" calcext:value-type="float">
            <text:p>5.100.254 </text:p>
          </table:table-cell>
          <table:table-cell table:style-name="ce15" office:value-type="float" office:value="15111689" calcext:value-type="float">
            <text:p>15.111.689 </text:p>
          </table:table-cell>
          <table:table-cell table:style-name="ce15" office:value-type="float" office:value="158114937" calcext:value-type="float">
            <text:p>158.114.937 </text:p>
          </table:table-cell>
          <table:table-cell table:style-name="ce15" office:value-type="float" office:value="3702352" calcext:value-type="float">
            <text:p>3.702.352 </text:p>
          </table:table-cell>
          <table:table-cell table:style-name="ce15" office:value-type="float" office:value="102488634" calcext:value-type="float">
            <text:p>102.488.634 </text:p>
          </table:table-cell>
          <table:table-cell table:style-name="ce15" office:value-type="float" office:value="76544761" calcext:value-type="float">
            <text:p>76.544.761 </text:p>
          </table:table-cell>
          <table:table-cell table:style-name="ce15" office:value-type="float" office:value="254270854" calcext:value-type="float">
            <text:p>254.270.854 </text:p>
          </table:table-cell>
          <table:table-cell table:style-name="ce15" office:value-type="float" office:value="71328399" calcext:value-type="float">
            <text:p>71.328.399 </text:p>
          </table:table-cell>
          <table:table-cell table:style-name="ce15" office:value-type="float" office:value="68910104" calcext:value-type="float">
            <text:p>68.910.104 </text:p>
          </table:table-cell>
          <table:table-cell table:style-name="ce15" office:value-type="float" office:value="26389702" calcext:value-type="float">
            <text:p>26.389.702 </text:p>
          </table:table-cell>
          <table:table-cell table:style-name="ce15" office:value-type="float" office:value="344122815" calcext:value-type="float">
            <text:p>344.122.815 </text:p>
          </table:table-cell>
          <table:table-cell table:style-name="ce15" office:value-type="float" office:value="36070565" calcext:value-type="float">
            <text:p>36.070.565 </text:p>
          </table:table-cell>
          <table:table-cell table:style-name="ce15" office:value-type="float" office:value="46594944" calcext:value-type="float">
            <text:p>46.594.944 </text:p>
          </table:table-cell>
          <table:table-cell table:style-name="ce15" office:value-type="float" office:value="39665122" calcext:value-type="float">
            <text:p>39.665.122 </text:p>
          </table:table-cell>
          <table:table-cell table:style-name="ce15" office:value-type="float" office:value="20599601" calcext:value-type="float">
            <text:p>20.599.601 </text:p>
          </table:table-cell>
          <table:table-cell table:style-name="ce15" office:value-type="float" office:value="99265882" calcext:value-type="float">
            <text:p>99.265.882 </text:p>
          </table:table-cell>
          <table:table-cell table:style-name="ce15" office:value-type="float" office:value="16659195" calcext:value-type="float">
            <text:p>16.659.195 </text:p>
          </table:table-cell>
          <table:table-cell table:style-name="ce15" office:value-type="float" office:value="278469383" calcext:value-type="float">
            <text:p>278.469.383 </text:p>
          </table:table-cell>
          <table:table-cell table:style-name="ce15" office:value-type="float" office:value="931595716" calcext:value-type="float">
            <text:p>931.595.716 </text:p>
          </table:table-cell>
          <table:table-cell table:style-name="ce15" office:value-type="float" office:value="22831675" calcext:value-type="float">
            <text:p>22.831.675 </text:p>
          </table:table-cell>
          <table:table-cell table:style-name="ce15" office:value-type="float" office:value="12143019" calcext:value-type="float">
            <text:p>12.143.019 </text:p>
          </table:table-cell>
          <table:table-cell table:style-name="ce15" office:value-type="float" office:value="3444514" calcext:value-type="float">
            <text:p>3.444.514 </text:p>
          </table:table-cell>
          <table:table-cell table:style-name="ce15" office:value-type="float" office:value="246231150" calcext:value-type="float">
            <text:p>246.231.150 </text:p>
          </table:table-cell>
          <table:table-cell table:style-name="ce15" office:value-type="float" office:value="212975826" calcext:value-type="float">
            <text:p>212.975.826 </text:p>
          </table:table-cell>
          <table:table-cell table:style-name="ce15" office:value-type="float" office:value="16776929" calcext:value-type="float">
            <text:p>16.776.929 </text:p>
          </table:table-cell>
          <table:table-cell table:style-name="ce15" office:value-type="float" office:value="2103713822" calcext:value-type="float">
            <text:p>2.103.713.822 </text:p>
          </table:table-cell>
          <table:table-cell table:style-name="ce15" office:value-type="float" office:value="12707091" calcext:value-type="float">
            <text:p>12.707.091 </text:p>
          </table:table-cell>
          <table:table-cell table:style-name="ce25" office:value-type="float" office:value="5225828934" calcext:value-type="float">
            <text:p>5.225.828.93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MPOSTO S/ RENDA RETIDO NA FONTE</text:p>
          </table:table-cell>
          <table:table-cell table:style-name="ce15" office:value-type="float" office:value="5648698" calcext:value-type="float">
            <text:p>5.648.698 </text:p>
          </table:table-cell>
          <table:table-cell table:style-name="ce15" office:value-type="float" office:value="22798135" calcext:value-type="float">
            <text:p>22.798.135 </text:p>
          </table:table-cell>
          <table:table-cell table:style-name="ce15" office:value-type="float" office:value="83719974" calcext:value-type="float">
            <text:p>83.719.974 </text:p>
          </table:table-cell>
          <table:table-cell table:style-name="ce15" office:value-type="float" office:value="3542541" calcext:value-type="float">
            <text:p>3.542.541 </text:p>
          </table:table-cell>
          <table:table-cell table:style-name="ce15" office:value-type="float" office:value="137953434" calcext:value-type="float">
            <text:p>137.953.434 </text:p>
          </table:table-cell>
          <table:table-cell table:style-name="ce15" office:value-type="float" office:value="168018109" calcext:value-type="float">
            <text:p>168.018.109 </text:p>
          </table:table-cell>
          <table:table-cell table:style-name="ce15" office:value-type="float" office:value="2557014919" calcext:value-type="float">
            <text:p>2.557.014.919 </text:p>
          </table:table-cell>
          <table:table-cell table:style-name="ce15" office:value-type="float" office:value="87336175" calcext:value-type="float">
            <text:p>87.336.175 </text:p>
          </table:table-cell>
          <table:table-cell table:style-name="ce15" office:value-type="float" office:value="83886490" calcext:value-type="float">
            <text:p>83.886.490 </text:p>
          </table:table-cell>
          <table:table-cell table:style-name="ce15" office:value-type="float" office:value="29614236" calcext:value-type="float">
            <text:p>29.614.236 </text:p>
          </table:table-cell>
          <table:table-cell table:style-name="ce15" office:value-type="float" office:value="488274106" calcext:value-type="float">
            <text:p>488.274.106 </text:p>
          </table:table-cell>
          <table:table-cell table:style-name="ce15" office:value-type="float" office:value="34152292" calcext:value-type="float">
            <text:p>34.152.292 </text:p>
          </table:table-cell>
          <table:table-cell table:style-name="ce15" office:value-type="float" office:value="61934118" calcext:value-type="float">
            <text:p>61.934.118 </text:p>
          </table:table-cell>
          <table:table-cell table:style-name="ce15" office:value-type="float" office:value="66346205" calcext:value-type="float">
            <text:p>66.346.205 </text:p>
          </table:table-cell>
          <table:table-cell table:style-name="ce15" office:value-type="float" office:value="44418676" calcext:value-type="float">
            <text:p>44.418.676 </text:p>
          </table:table-cell>
          <table:table-cell table:style-name="ce15" office:value-type="float" office:value="125295331" calcext:value-type="float">
            <text:p>125.295.331 </text:p>
          </table:table-cell>
          <table:table-cell table:style-name="ce15" office:value-type="float" office:value="18246154" calcext:value-type="float">
            <text:p>18.246.154 </text:p>
          </table:table-cell>
          <table:table-cell table:style-name="ce15" office:value-type="float" office:value="478023503" calcext:value-type="float">
            <text:p>478.023.503 </text:p>
          </table:table-cell>
          <table:table-cell table:style-name="ce15" office:value-type="float" office:value="2003874669" calcext:value-type="float">
            <text:p>2.003.874.669 </text:p>
          </table:table-cell>
          <table:table-cell table:style-name="ce15" office:value-type="float" office:value="38461376" calcext:value-type="float">
            <text:p>38.461.376 </text:p>
          </table:table-cell>
          <table:table-cell table:style-name="ce15" office:value-type="float" office:value="16423968" calcext:value-type="float">
            <text:p>16.423.968 </text:p>
          </table:table-cell>
          <table:table-cell table:style-name="ce15" office:value-type="float" office:value="5459250" calcext:value-type="float">
            <text:p>5.459.250 </text:p>
          </table:table-cell>
          <table:table-cell table:style-name="ce15" office:value-type="float" office:value="453571942" calcext:value-type="float">
            <text:p>453.571.942 </text:p>
          </table:table-cell>
          <table:table-cell table:style-name="ce15" office:value-type="float" office:value="203756250" calcext:value-type="float">
            <text:p>203.756.250 </text:p>
          </table:table-cell>
          <table:table-cell table:style-name="ce15" office:value-type="float" office:value="26562597" calcext:value-type="float">
            <text:p>26.562.597 </text:p>
          </table:table-cell>
          <table:table-cell table:style-name="ce15" office:value-type="float" office:value="6544306183" calcext:value-type="float">
            <text:p>6.544.306.183 </text:p>
          </table:table-cell>
          <table:table-cell table:style-name="ce15" office:value-type="float" office:value="8810998" calcext:value-type="float">
            <text:p>8.810.998 </text:p>
          </table:table-cell>
          <table:table-cell table:style-name="ce25" office:value-type="float" office:value="13797450329" calcext:value-type="float">
            <text:p>13.797.450.32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NDIMENTOS DO TRABALHO</text:p>
          </table:table-cell>
          <table:table-cell table:style-name="ce15" office:value-type="float" office:value="4925089" calcext:value-type="float">
            <text:p>4.925.089 </text:p>
          </table:table-cell>
          <table:table-cell table:style-name="ce15" office:value-type="float" office:value="20272476" calcext:value-type="float">
            <text:p>20.272.476 </text:p>
          </table:table-cell>
          <table:table-cell table:style-name="ce15" office:value-type="float" office:value="61174666" calcext:value-type="float">
            <text:p>61.174.666 </text:p>
          </table:table-cell>
          <table:table-cell table:style-name="ce15" office:value-type="float" office:value="3211475" calcext:value-type="float">
            <text:p>3.211.475 </text:p>
          </table:table-cell>
          <table:table-cell table:style-name="ce15" office:value-type="float" office:value="110431027" calcext:value-type="float">
            <text:p>110.431.027 </text:p>
          </table:table-cell>
          <table:table-cell table:style-name="ce15" office:value-type="float" office:value="95263360" calcext:value-type="float">
            <text:p>95.263.360 </text:p>
          </table:table-cell>
          <table:table-cell table:style-name="ce15" office:value-type="float" office:value="1906532356" calcext:value-type="float">
            <text:p>1.906.532.356 </text:p>
          </table:table-cell>
          <table:table-cell table:style-name="ce15" office:value-type="float" office:value="62605067" calcext:value-type="float">
            <text:p>62.605.067 </text:p>
          </table:table-cell>
          <table:table-cell table:style-name="ce15" office:value-type="float" office:value="67505899" calcext:value-type="float">
            <text:p>67.505.899 </text:p>
          </table:table-cell>
          <table:table-cell table:style-name="ce15" office:value-type="float" office:value="26220058" calcext:value-type="float">
            <text:p>26.220.058 </text:p>
          </table:table-cell>
          <table:table-cell table:style-name="ce15" office:value-type="float" office:value="367615369" calcext:value-type="float">
            <text:p>367.615.369 </text:p>
          </table:table-cell>
          <table:table-cell table:style-name="ce15" office:value-type="float" office:value="28167237" calcext:value-type="float">
            <text:p>28.167.237 </text:p>
          </table:table-cell>
          <table:table-cell table:style-name="ce15" office:value-type="float" office:value="50766860" calcext:value-type="float">
            <text:p>50.766.860 </text:p>
          </table:table-cell>
          <table:table-cell table:style-name="ce15" office:value-type="float" office:value="55509061" calcext:value-type="float">
            <text:p>55.509.061 </text:p>
          </table:table-cell>
          <table:table-cell table:style-name="ce15" office:value-type="float" office:value="39860694" calcext:value-type="float">
            <text:p>39.860.694 </text:p>
          </table:table-cell>
          <table:table-cell table:style-name="ce15" office:value-type="float" office:value="101630066" calcext:value-type="float">
            <text:p>101.630.066 </text:p>
          </table:table-cell>
          <table:table-cell table:style-name="ce15" office:value-type="float" office:value="16219700" calcext:value-type="float">
            <text:p>16.219.700 </text:p>
          </table:table-cell>
          <table:table-cell table:style-name="ce15" office:value-type="float" office:value="255040238" calcext:value-type="float">
            <text:p>255.040.238 </text:p>
          </table:table-cell>
          <table:table-cell table:style-name="ce15" office:value-type="float" office:value="1137637148" calcext:value-type="float">
            <text:p>1.137.637.148 </text:p>
          </table:table-cell>
          <table:table-cell table:style-name="ce15" office:value-type="float" office:value="34682367" calcext:value-type="float">
            <text:p>34.682.367 </text:p>
          </table:table-cell>
          <table:table-cell table:style-name="ce15" office:value-type="float" office:value="13911546" calcext:value-type="float">
            <text:p>13.911.546 </text:p>
          </table:table-cell>
          <table:table-cell table:style-name="ce15" office:value-type="float" office:value="5214733" calcext:value-type="float">
            <text:p>5.214.733 </text:p>
          </table:table-cell>
          <table:table-cell table:style-name="ce15" office:value-type="float" office:value="298205410" calcext:value-type="float">
            <text:p>298.205.410 </text:p>
          </table:table-cell>
          <table:table-cell table:style-name="ce15" office:value-type="float" office:value="152420787" calcext:value-type="float">
            <text:p>152.420.787 </text:p>
          </table:table-cell>
          <table:table-cell table:style-name="ce15" office:value-type="float" office:value="22601101" calcext:value-type="float">
            <text:p>22.601.101 </text:p>
          </table:table-cell>
          <table:table-cell table:style-name="ce15" office:value-type="float" office:value="2660449842" calcext:value-type="float">
            <text:p>2.660.449.842 </text:p>
          </table:table-cell>
          <table:table-cell table:style-name="ce15" office:value-type="float" office:value="7026990" calcext:value-type="float">
            <text:p>7.026.990 </text:p>
          </table:table-cell>
          <table:table-cell table:style-name="ce25" office:value-type="float" office:value="7605100620" calcext:value-type="float">
            <text:p>7.605.100.62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NDIMENTOS DO CAPITAL</text:p>
          </table:table-cell>
          <table:table-cell table:style-name="ce15" office:value-type="float" office:value="392073" calcext:value-type="float">
            <text:p>392.073 </text:p>
          </table:table-cell>
          <table:table-cell table:style-name="ce15" office:value-type="float" office:value="1048112" calcext:value-type="float">
            <text:p>1.048.112 </text:p>
          </table:table-cell>
          <table:table-cell table:style-name="ce15" office:value-type="float" office:value="4002192" calcext:value-type="float">
            <text:p>4.002.192 </text:p>
          </table:table-cell>
          <table:table-cell table:style-name="ce15" office:value-type="float" office:value="60000" calcext:value-type="float">
            <text:p>60.000 </text:p>
          </table:table-cell>
          <table:table-cell table:style-name="ce15" office:value-type="float" office:value="10848393" calcext:value-type="float">
            <text:p>10.848.393 </text:p>
          </table:table-cell>
          <table:table-cell table:style-name="ce15" office:value-type="float" office:value="18764595" calcext:value-type="float">
            <text:p>18.764.595 </text:p>
          </table:table-cell>
          <table:table-cell table:style-name="ce15" office:value-type="float" office:value="465590862" calcext:value-type="float">
            <text:p>465.590.862 </text:p>
          </table:table-cell>
          <table:table-cell table:style-name="ce15" office:value-type="float" office:value="11772910" calcext:value-type="float">
            <text:p>11.772.910 </text:p>
          </table:table-cell>
          <table:table-cell table:style-name="ce15" office:value-type="float" office:value="6879803" calcext:value-type="float">
            <text:p>6.879.803 </text:p>
          </table:table-cell>
          <table:table-cell table:style-name="ce15" office:value-type="float" office:value="970319" calcext:value-type="float">
            <text:p>970.319 </text:p>
          </table:table-cell>
          <table:table-cell table:style-name="ce15" office:value-type="float" office:value="47430706" calcext:value-type="float">
            <text:p>47.430.706 </text:p>
          </table:table-cell>
          <table:table-cell table:style-name="ce15" office:value-type="float" office:value="2614530" calcext:value-type="float">
            <text:p>2.614.530 </text:p>
          </table:table-cell>
          <table:table-cell table:style-name="ce15" office:value-type="float" office:value="5976660" calcext:value-type="float">
            <text:p>5.976.660 </text:p>
          </table:table-cell>
          <table:table-cell table:style-name="ce15" office:value-type="float" office:value="6097708" calcext:value-type="float">
            <text:p>6.097.708 </text:p>
          </table:table-cell>
          <table:table-cell table:style-name="ce15" office:value-type="float" office:value="1509121" calcext:value-type="float">
            <text:p>1.509.121 </text:p>
          </table:table-cell>
          <table:table-cell table:style-name="ce15" office:value-type="float" office:value="7329409" calcext:value-type="float">
            <text:p>7.329.409 </text:p>
          </table:table-cell>
          <table:table-cell table:style-name="ce15" office:value-type="float" office:value="411085" calcext:value-type="float">
            <text:p>411.085 </text:p>
          </table:table-cell>
          <table:table-cell table:style-name="ce15" office:value-type="float" office:value="169904960" calcext:value-type="float">
            <text:p>169.904.960 </text:p>
          </table:table-cell>
          <table:table-cell table:style-name="ce15" office:value-type="float" office:value="457022828" calcext:value-type="float">
            <text:p>457.022.828 </text:p>
          </table:table-cell>
          <table:table-cell table:style-name="ce15" office:value-type="float" office:value="1283349" calcext:value-type="float">
            <text:p>1.283.349 </text:p>
          </table:table-cell>
          <table:table-cell table:style-name="ce15" office:value-type="float" office:value="1624383" calcext:value-type="float">
            <text:p>1.624.383 </text:p>
          </table:table-cell>
          <table:table-cell table:style-name="ce15" office:value-type="float" office:value="101243" calcext:value-type="float">
            <text:p>101.243 </text:p>
          </table:table-cell>
          <table:table-cell table:style-name="ce15" office:value-type="float" office:value="95681109" calcext:value-type="float">
            <text:p>95.681.109 </text:p>
          </table:table-cell>
          <table:table-cell table:style-name="ce15" office:value-type="float" office:value="26268832" calcext:value-type="float">
            <text:p>26.268.832 </text:p>
          </table:table-cell>
          <table:table-cell table:style-name="ce15" office:value-type="float" office:value="1928251" calcext:value-type="float">
            <text:p>1.928.251 </text:p>
          </table:table-cell>
          <table:table-cell table:style-name="ce15" office:value-type="float" office:value="1659069567" calcext:value-type="float">
            <text:p>1.659.069.567 </text:p>
          </table:table-cell>
          <table:table-cell table:style-name="ce15" office:value-type="float" office:value="469661" calcext:value-type="float">
            <text:p>469.661 </text:p>
          </table:table-cell>
          <table:table-cell table:style-name="ce25" office:value-type="float" office:value="3005052660" calcext:value-type="float">
            <text:p>3.005.052.66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MESSAS P/ EXTERIOR</text:p>
          </table:table-cell>
          <table:table-cell table:style-name="ce15" office:value-type="float" office:value="29566" calcext:value-type="float">
            <text:p>29.566 </text:p>
          </table:table-cell>
          <table:table-cell table:style-name="ce15" office:value-type="float" office:value="88915" calcext:value-type="float">
            <text:p>88.915 </text:p>
          </table:table-cell>
          <table:table-cell table:style-name="ce15" office:value-type="float" office:value="14458881" calcext:value-type="float">
            <text:p>14.458.881 </text:p>
          </table:table-cell>
          <table:table-cell table:style-name="ce15" office:value-type="float" office:value="73305" calcext:value-type="float">
            <text:p>73.305 </text:p>
          </table:table-cell>
          <table:table-cell table:style-name="ce15" office:value-type="float" office:value="6905505" calcext:value-type="float">
            <text:p>6.905.505 </text:p>
          </table:table-cell>
          <table:table-cell table:style-name="ce15" office:value-type="float" office:value="44844916" calcext:value-type="float">
            <text:p>44.844.916 </text:p>
          </table:table-cell>
          <table:table-cell table:style-name="ce15" office:value-type="float" office:value="77160226" calcext:value-type="float">
            <text:p>77.160.226 </text:p>
          </table:table-cell>
          <table:table-cell table:style-name="ce15" office:value-type="float" office:value="5617710" calcext:value-type="float">
            <text:p>5.617.710 </text:p>
          </table:table-cell>
          <table:table-cell table:style-name="ce15" office:value-type="float" office:value="3950619" calcext:value-type="float">
            <text:p>3.950.619 </text:p>
          </table:table-cell>
          <table:table-cell table:style-name="ce15" office:value-type="float" office:value="570602" calcext:value-type="float">
            <text:p>570.602 </text:p>
          </table:table-cell>
          <table:table-cell table:style-name="ce15" office:value-type="float" office:value="41255343" calcext:value-type="float">
            <text:p>41.255.343 </text:p>
          </table:table-cell>
          <table:table-cell table:style-name="ce15" office:value-type="float" office:value="1346139" calcext:value-type="float">
            <text:p>1.346.139 </text:p>
          </table:table-cell>
          <table:table-cell table:style-name="ce15" office:value-type="float" office:value="2715751" calcext:value-type="float">
            <text:p>2.715.751 </text:p>
          </table:table-cell>
          <table:table-cell table:style-name="ce15" office:value-type="float" office:value="1570012" calcext:value-type="float">
            <text:p>1.570.012 </text:p>
          </table:table-cell>
          <table:table-cell table:style-name="ce15" office:value-type="float" office:value="535769" calcext:value-type="float">
            <text:p>535.769 </text:p>
          </table:table-cell>
          <table:table-cell table:style-name="ce15" office:value-type="float" office:value="7824945" calcext:value-type="float">
            <text:p>7.824.945 </text:p>
          </table:table-cell>
          <table:table-cell table:style-name="ce15" office:value-type="float" office:value="231918" calcext:value-type="float">
            <text:p>231.918 </text:p>
          </table:table-cell>
          <table:table-cell table:style-name="ce15" office:value-type="float" office:value="30715234" calcext:value-type="float">
            <text:p>30.715.234 </text:p>
          </table:table-cell>
          <table:table-cell table:style-name="ce15" office:value-type="float" office:value="322771744" calcext:value-type="float">
            <text:p>322.771.744 </text:p>
          </table:table-cell>
          <table:table-cell table:style-name="ce15" office:value-type="float" office:value="971850" calcext:value-type="float">
            <text:p>971.850 </text:p>
          </table:table-cell>
          <table:table-cell table:style-name="ce15" office:value-type="float" office:value="302516" calcext:value-type="float">
            <text:p>302.516 </text:p>
          </table:table-cell>
          <table:table-cell table:style-name="ce15" office:value-type="float" office:value="930" calcext:value-type="float">
            <text:p>930 </text:p>
          </table:table-cell>
          <table:table-cell table:style-name="ce15" office:value-type="float" office:value="23222786" calcext:value-type="float">
            <text:p>23.222.786 </text:p>
          </table:table-cell>
          <table:table-cell table:style-name="ce15" office:value-type="float" office:value="9923169" calcext:value-type="float">
            <text:p>9.923.169 </text:p>
          </table:table-cell>
          <table:table-cell table:style-name="ce15" office:value-type="float" office:value="210220" calcext:value-type="float">
            <text:p>210.220 </text:p>
          </table:table-cell>
          <table:table-cell table:style-name="ce15" office:value-type="float" office:value="1848987190" calcext:value-type="float">
            <text:p>1.848.987.190 </text:p>
          </table:table-cell>
          <table:table-cell table:style-name="ce15" office:value-type="float" office:value="732556" calcext:value-type="float">
            <text:p>732.556 </text:p>
          </table:table-cell>
          <table:table-cell table:style-name="ce25" office:value-type="float" office:value="2447018317" calcext:value-type="float">
            <text:p>2.447.018.31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OUTROS RENDIMENTOS</text:p>
          </table:table-cell>
          <table:table-cell table:style-name="ce15" office:value-type="float" office:value="301970" calcext:value-type="float">
            <text:p>301.970 </text:p>
          </table:table-cell>
          <table:table-cell table:style-name="ce15" office:value-type="float" office:value="1388632" calcext:value-type="float">
            <text:p>1.388.632 </text:p>
          </table:table-cell>
          <table:table-cell table:style-name="ce15" office:value-type="float" office:value="4084235" calcext:value-type="float">
            <text:p>4.084.235 </text:p>
          </table:table-cell>
          <table:table-cell table:style-name="ce15" office:value-type="float" office:value="197762" calcext:value-type="float">
            <text:p>197.762 </text:p>
          </table:table-cell>
          <table:table-cell table:style-name="ce15" office:value-type="float" office:value="9768510" calcext:value-type="float">
            <text:p>9.768.510 </text:p>
          </table:table-cell>
          <table:table-cell table:style-name="ce15" office:value-type="float" office:value="9145239" calcext:value-type="float">
            <text:p>9.145.239 </text:p>
          </table:table-cell>
          <table:table-cell table:style-name="ce15" office:value-type="float" office:value="107731475" calcext:value-type="float">
            <text:p>107.731.475 </text:p>
          </table:table-cell>
          <table:table-cell table:style-name="ce15" office:value-type="float" office:value="7340489" calcext:value-type="float">
            <text:p>7.340.489 </text:p>
          </table:table-cell>
          <table:table-cell table:style-name="ce15" office:value-type="float" office:value="5550169" calcext:value-type="float">
            <text:p>5.550.169 </text:p>
          </table:table-cell>
          <table:table-cell table:style-name="ce15" office:value-type="float" office:value="1853257" calcext:value-type="float">
            <text:p>1.853.257 </text:p>
          </table:table-cell>
          <table:table-cell table:style-name="ce15" office:value-type="float" office:value="31972689" calcext:value-type="float">
            <text:p>31.972.689 </text:p>
          </table:table-cell>
          <table:table-cell table:style-name="ce15" office:value-type="float" office:value="2024386" calcext:value-type="float">
            <text:p>2.024.386 </text:p>
          </table:table-cell>
          <table:table-cell table:style-name="ce15" office:value-type="float" office:value="2474847" calcext:value-type="float">
            <text:p>2.474.847 </text:p>
          </table:table-cell>
          <table:table-cell table:style-name="ce15" office:value-type="float" office:value="3169424" calcext:value-type="float">
            <text:p>3.169.424 </text:p>
          </table:table-cell>
          <table:table-cell table:style-name="ce15" office:value-type="float" office:value="2513092" calcext:value-type="float">
            <text:p>2.513.092 </text:p>
          </table:table-cell>
          <table:table-cell table:style-name="ce15" office:value-type="float" office:value="8510911" calcext:value-type="float">
            <text:p>8.510.911 </text:p>
          </table:table-cell>
          <table:table-cell table:style-name="ce15" office:value-type="float" office:value="1383451" calcext:value-type="float">
            <text:p>1.383.451 </text:p>
          </table:table-cell>
          <table:table-cell table:style-name="ce15" office:value-type="float" office:value="22363070" calcext:value-type="float">
            <text:p>22.363.070 </text:p>
          </table:table-cell>
          <table:table-cell table:style-name="ce15" office:value-type="float" office:value="86442949" calcext:value-type="float">
            <text:p>86.442.949 </text:p>
          </table:table-cell>
          <table:table-cell table:style-name="ce15" office:value-type="float" office:value="1523810" calcext:value-type="float">
            <text:p>1.523.810 </text:p>
          </table:table-cell>
          <table:table-cell table:style-name="ce15" office:value-type="float" office:value="585523" calcext:value-type="float">
            <text:p>585.523 </text:p>
          </table:table-cell>
          <table:table-cell table:style-name="ce15" office:value-type="float" office:value="142344" calcext:value-type="float">
            <text:p>142.344 </text:p>
          </table:table-cell>
          <table:table-cell table:style-name="ce15" office:value-type="float" office:value="36462637" calcext:value-type="float">
            <text:p>36.462.637 </text:p>
          </table:table-cell>
          <table:table-cell table:style-name="ce15" office:value-type="float" office:value="15143462" calcext:value-type="float">
            <text:p>15.143.462 </text:p>
          </table:table-cell>
          <table:table-cell table:style-name="ce15" office:value-type="float" office:value="1823026" calcext:value-type="float">
            <text:p>1.823.026 </text:p>
          </table:table-cell>
          <table:table-cell table:style-name="ce15" office:value-type="float" office:value="375799584" calcext:value-type="float">
            <text:p>375.799.584 </text:p>
          </table:table-cell>
          <table:table-cell table:style-name="ce15" office:value-type="float" office:value="581791" calcext:value-type="float">
            <text:p>581.791 </text:p>
          </table:table-cell>
          <table:table-cell table:style-name="ce25" office:value-type="float" office:value="740278732" calcext:value-type="float">
            <text:p>740.278.73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/ OPERAÇÕES FINANCEIRAS</text:p>
          </table:table-cell>
          <table:table-cell table:style-name="ce15" office:value-type="float" office:value="63184" calcext:value-type="float">
            <text:p>63.184 </text:p>
          </table:table-cell>
          <table:table-cell table:style-name="ce15" office:value-type="float" office:value="281097" calcext:value-type="float">
            <text:p>281.097 </text:p>
          </table:table-cell>
          <table:table-cell table:style-name="ce15" office:value-type="float" office:value="2864753" calcext:value-type="float">
            <text:p>2.864.753 </text:p>
          </table:table-cell>
          <table:table-cell table:style-name="ce15" office:value-type="float" office:value="47454" calcext:value-type="float">
            <text:p>47.454 </text:p>
          </table:table-cell>
          <table:table-cell table:style-name="ce15" office:value-type="float" office:value="2545449" calcext:value-type="float">
            <text:p>2.545.449 </text:p>
          </table:table-cell>
          <table:table-cell table:style-name="ce15" office:value-type="float" office:value="7661894" calcext:value-type="float">
            <text:p>7.661.894 </text:p>
          </table:table-cell>
          <table:table-cell table:style-name="ce15" office:value-type="float" office:value="637091854" calcext:value-type="float">
            <text:p>637.091.854 </text:p>
          </table:table-cell>
          <table:table-cell table:style-name="ce15" office:value-type="float" office:value="10064605" calcext:value-type="float">
            <text:p>10.064.605 </text:p>
          </table:table-cell>
          <table:table-cell table:style-name="ce15" office:value-type="float" office:value="3057707" calcext:value-type="float">
            <text:p>3.057.707 </text:p>
          </table:table-cell>
          <table:table-cell table:style-name="ce15" office:value-type="float" office:value="274413" calcext:value-type="float">
            <text:p>274.413 </text:p>
          </table:table-cell>
          <table:table-cell table:style-name="ce15" office:value-type="float" office:value="65791892" calcext:value-type="float">
            <text:p>65.791.892 </text:p>
          </table:table-cell>
          <table:table-cell table:style-name="ce15" office:value-type="float" office:value="1426415" calcext:value-type="float">
            <text:p>1.426.415 </text:p>
          </table:table-cell>
          <table:table-cell table:style-name="ce15" office:value-type="float" office:value="4849915" calcext:value-type="float">
            <text:p>4.849.915 </text:p>
          </table:table-cell>
          <table:table-cell table:style-name="ce15" office:value-type="float" office:value="13887062" calcext:value-type="float">
            <text:p>13.887.062 </text:p>
          </table:table-cell>
          <table:table-cell table:style-name="ce15" office:value-type="float" office:value="1162884" calcext:value-type="float">
            <text:p>1.162.884 </text:p>
          </table:table-cell>
          <table:table-cell table:style-name="ce15" office:value-type="float" office:value="9440763" calcext:value-type="float">
            <text:p>9.440.763 </text:p>
          </table:table-cell>
          <table:table-cell table:style-name="ce15" office:value-type="float" office:value="72906" calcext:value-type="float">
            <text:p>72.906 </text:p>
          </table:table-cell>
          <table:table-cell table:style-name="ce15" office:value-type="float" office:value="156164443" calcext:value-type="float">
            <text:p>156.164.443 </text:p>
          </table:table-cell>
          <table:table-cell table:style-name="ce15" office:value-type="float" office:value="91763287" calcext:value-type="float">
            <text:p>91.763.287 </text:p>
          </table:table-cell>
          <table:table-cell table:style-name="ce15" office:value-type="float" office:value="653750" calcext:value-type="float">
            <text:p>653.750 </text:p>
          </table:table-cell>
          <table:table-cell table:style-name="ce15" office:value-type="float" office:value="1610283" calcext:value-type="float">
            <text:p>1.610.283 </text:p>
          </table:table-cell>
          <table:table-cell table:style-name="ce15" office:value-type="float" office:value="8395" calcext:value-type="float">
            <text:p>8.395 </text:p>
          </table:table-cell>
          <table:table-cell table:style-name="ce15" office:value-type="float" office:value="58543215" calcext:value-type="float">
            <text:p>58.543.215 </text:p>
          </table:table-cell>
          <table:table-cell table:style-name="ce15" office:value-type="float" office:value="9995751" calcext:value-type="float">
            <text:p>9.995.751 </text:p>
          </table:table-cell>
          <table:table-cell table:style-name="ce15" office:value-type="float" office:value="2947351" calcext:value-type="float">
            <text:p>2.947.351 </text:p>
          </table:table-cell>
          <table:table-cell table:style-name="ce15" office:value-type="float" office:value="1806695731" calcext:value-type="float">
            <text:p>1.806.695.731 </text:p>
          </table:table-cell>
          <table:table-cell table:style-name="ce15" office:value-type="float" office:value="213680" calcext:value-type="float">
            <text:p>213.680 </text:p>
          </table:table-cell>
          <table:table-cell table:style-name="ce25" office:value-type="float" office:value="2889180131" calcext:value-type="float">
            <text:p>2.889.180.13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TERRITORIAL RURAL</text:p>
          </table:table-cell>
          <table:table-cell table:style-name="ce15" office:value-type="float" office:value="33694" calcext:value-type="float">
            <text:p>33.694 </text:p>
          </table:table-cell>
          <table:table-cell table:style-name="ce15" office:value-type="float" office:value="88953" calcext:value-type="float">
            <text:p>88.953 </text:p>
          </table:table-cell>
          <table:table-cell table:style-name="ce15" office:value-type="float" office:value="105813" calcext:value-type="float">
            <text:p>105.813 </text:p>
          </table:table-cell>
          <table:table-cell table:style-name="ce15" office:value-type="float" office:value="17441" calcext:value-type="float">
            <text:p>17.441 </text:p>
          </table:table-cell>
          <table:table-cell table:style-name="ce15" office:value-type="float" office:value="2324608" calcext:value-type="float">
            <text:p>2.324.608 </text:p>
          </table:table-cell>
          <table:table-cell table:style-name="ce15" office:value-type="float" office:value="90900" calcext:value-type="float">
            <text:p>90.900 </text:p>
          </table:table-cell>
          <table:table-cell table:style-name="ce15" office:value-type="float" office:value="58707" calcext:value-type="float">
            <text:p>58.707 </text:p>
          </table:table-cell>
          <table:table-cell table:style-name="ce15" office:value-type="float" office:value="116217" calcext:value-type="float">
            <text:p>116.217 </text:p>
          </table:table-cell>
          <table:table-cell table:style-name="ce15" office:value-type="float" office:value="944513" calcext:value-type="float">
            <text:p>944.513 </text:p>
          </table:table-cell>
          <table:table-cell table:style-name="ce15" office:value-type="float" office:value="169931" calcext:value-type="float">
            <text:p>169.931 </text:p>
          </table:table-cell>
          <table:table-cell table:style-name="ce15" office:value-type="float" office:value="2303992" calcext:value-type="float">
            <text:p>2.303.992 </text:p>
          </table:table-cell>
          <table:table-cell table:style-name="ce15" office:value-type="float" office:value="2401598" calcext:value-type="float">
            <text:p>2.401.598 </text:p>
          </table:table-cell>
          <table:table-cell table:style-name="ce15" office:value-type="float" office:value="2231532" calcext:value-type="float">
            <text:p>2.231.532 </text:p>
          </table:table-cell>
          <table:table-cell table:style-name="ce15" office:value-type="float" office:value="589271" calcext:value-type="float">
            <text:p>589.271 </text:p>
          </table:table-cell>
          <table:table-cell table:style-name="ce15" office:value-type="float" office:value="119657" calcext:value-type="float">
            <text:p>119.657 </text:p>
          </table:table-cell>
          <table:table-cell table:style-name="ce15" office:value-type="float" office:value="359278" calcext:value-type="float">
            <text:p>359.278 </text:p>
          </table:table-cell>
          <table:table-cell table:style-name="ce15" office:value-type="float" office:value="483935" calcext:value-type="float">
            <text:p>483.935 </text:p>
          </table:table-cell>
          <table:table-cell table:style-name="ce15" office:value-type="float" office:value="887683" calcext:value-type="float">
            <text:p>887.683 </text:p>
          </table:table-cell>
          <table:table-cell table:style-name="ce15" office:value-type="float" office:value="401625" calcext:value-type="float">
            <text:p>401.625 </text:p>
          </table:table-cell>
          <table:table-cell table:style-name="ce15" office:value-type="float" office:value="117711" calcext:value-type="float">
            <text:p>117.711 </text:p>
          </table:table-cell>
          <table:table-cell table:style-name="ce15" office:value-type="float" office:value="62507" calcext:value-type="float">
            <text:p>62.507 </text:p>
          </table:table-cell>
          <table:table-cell table:style-name="ce15" office:value-type="float" office:value="28421" calcext:value-type="float">
            <text:p>28.421 </text:p>
          </table:table-cell>
          <table:table-cell table:style-name="ce15" office:value-type="float" office:value="1207571" calcext:value-type="float">
            <text:p>1.207.571 </text:p>
          </table:table-cell>
          <table:table-cell table:style-name="ce15" office:value-type="float" office:value="312943" calcext:value-type="float">
            <text:p>312.943 </text:p>
          </table:table-cell>
          <table:table-cell table:style-name="ce15" office:value-type="float" office:value="53091" calcext:value-type="float">
            <text:p>53.091 </text:p>
          </table:table-cell>
          <table:table-cell table:style-name="ce15" office:value-type="float" office:value="2779916" calcext:value-type="float">
            <text:p>2.779.916 </text:p>
          </table:table-cell>
          <table:table-cell table:style-name="ce15" office:value-type="float" office:value="260237" calcext:value-type="float">
            <text:p>260.237 </text:p>
          </table:table-cell>
          <table:table-cell table:style-name="ce25" office:value-type="float" office:value="18551743" calcext:value-type="float">
            <text:p>18.551.74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FINS</text:p>
          </table:table-cell>
          <table:table-cell table:style-name="ce15" office:value-type="float" office:value="10020676" calcext:value-type="float">
            <text:p>10.020.676 </text:p>
          </table:table-cell>
          <table:table-cell table:style-name="ce15" office:value-type="float" office:value="38808115" calcext:value-type="float">
            <text:p>38.808.115 </text:p>
          </table:table-cell>
          <table:table-cell table:style-name="ce15" office:value-type="float" office:value="292931966" calcext:value-type="float">
            <text:p>292.931.966 </text:p>
          </table:table-cell>
          <table:table-cell table:style-name="ce15" office:value-type="float" office:value="5456797" calcext:value-type="float">
            <text:p>5.456.797 </text:p>
          </table:table-cell>
          <table:table-cell table:style-name="ce15" office:value-type="float" office:value="368839705" calcext:value-type="float">
            <text:p>368.839.705 </text:p>
          </table:table-cell>
          <table:table-cell table:style-name="ce15" office:value-type="float" office:value="219331230" calcext:value-type="float">
            <text:p>219.331.230 </text:p>
          </table:table-cell>
          <table:table-cell table:style-name="ce15" office:value-type="float" office:value="807142666" calcext:value-type="float">
            <text:p>807.142.666 </text:p>
          </table:table-cell>
          <table:table-cell table:style-name="ce15" office:value-type="float" office:value="324232110" calcext:value-type="float">
            <text:p>324.232.110 </text:p>
          </table:table-cell>
          <table:table-cell table:style-name="ce15" office:value-type="float" office:value="182086633" calcext:value-type="float">
            <text:p>182.086.633 </text:p>
          </table:table-cell>
          <table:table-cell table:style-name="ce15" office:value-type="float" office:value="145832005" calcext:value-type="float">
            <text:p>145.832.005 </text:p>
          </table:table-cell>
          <table:table-cell table:style-name="ce15" office:value-type="float" office:value="820823089" calcext:value-type="float">
            <text:p>820.823.089 </text:p>
          </table:table-cell>
          <table:table-cell table:style-name="ce15" office:value-type="float" office:value="67072433" calcext:value-type="float">
            <text:p>67.072.433 </text:p>
          </table:table-cell>
          <table:table-cell table:style-name="ce15" office:value-type="float" office:value="98632561" calcext:value-type="float">
            <text:p>98.632.561 </text:p>
          </table:table-cell>
          <table:table-cell table:style-name="ce15" office:value-type="float" office:value="89961900" calcext:value-type="float">
            <text:p>89.961.900 </text:p>
          </table:table-cell>
          <table:table-cell table:style-name="ce15" office:value-type="float" office:value="64110299" calcext:value-type="float">
            <text:p>64.110.299 </text:p>
          </table:table-cell>
          <table:table-cell table:style-name="ce15" office:value-type="float" office:value="331258910" calcext:value-type="float">
            <text:p>331.258.910 </text:p>
          </table:table-cell>
          <table:table-cell table:style-name="ce15" office:value-type="float" office:value="38051411" calcext:value-type="float">
            <text:p>38.051.411 </text:p>
          </table:table-cell>
          <table:table-cell table:style-name="ce15" office:value-type="float" office:value="858758585" calcext:value-type="float">
            <text:p>858.758.585 </text:p>
          </table:table-cell>
          <table:table-cell table:style-name="ce15" office:value-type="float" office:value="3740478032" calcext:value-type="float">
            <text:p>3.740.478.032 </text:p>
          </table:table-cell>
          <table:table-cell table:style-name="ce15" office:value-type="float" office:value="58262328" calcext:value-type="float">
            <text:p>58.262.328 </text:p>
          </table:table-cell>
          <table:table-cell table:style-name="ce15" office:value-type="float" office:value="31542065" calcext:value-type="float">
            <text:p>31.542.065 </text:p>
          </table:table-cell>
          <table:table-cell table:style-name="ce15" office:value-type="float" office:value="6575718" calcext:value-type="float">
            <text:p>6.575.718 </text:p>
          </table:table-cell>
          <table:table-cell table:style-name="ce15" office:value-type="float" office:value="778454894" calcext:value-type="float">
            <text:p>778.454.894 </text:p>
          </table:table-cell>
          <table:table-cell table:style-name="ce15" office:value-type="float" office:value="693376113" calcext:value-type="float">
            <text:p>693.376.113 </text:p>
          </table:table-cell>
          <table:table-cell table:style-name="ce15" office:value-type="float" office:value="43948197" calcext:value-type="float">
            <text:p>43.948.197 </text:p>
          </table:table-cell>
          <table:table-cell table:style-name="ce15" office:value-type="float" office:value="6310347042" calcext:value-type="float">
            <text:p>6.310.347.042 </text:p>
          </table:table-cell>
          <table:table-cell table:style-name="ce15" office:value-type="float" office:value="21682796" calcext:value-type="float">
            <text:p>21.682.796 </text:p>
          </table:table-cell>
          <table:table-cell table:style-name="ce25" office:value-type="float" office:value="16448018275" calcext:value-type="float">
            <text:p>16.448.018.27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535" calcext:value-type="float">
            <text:p>535 </text:p>
          </table:table-cell>
          <table:table-cell table:style-name="ce15" office:value-type="float" office:value="68185" calcext:value-type="float">
            <text:p>68.185 </text:p>
          </table:table-cell>
          <table:table-cell table:style-name="ce15" office:value-type="float" office:value="122225" calcext:value-type="float">
            <text:p>122.225 </text:p>
          </table:table-cell>
          <table:table-cell table:style-name="ce15" office:value-type="float" office:value="22001" calcext:value-type="float">
            <text:p>22.001 </text:p>
          </table:table-cell>
          <table:table-cell table:style-name="ce15" office:value-type="float" office:value="1824003" calcext:value-type="float">
            <text:p>1.824.003 </text:p>
          </table:table-cell>
          <table:table-cell table:style-name="ce15" office:value-type="float" office:value="16843790" calcext:value-type="float">
            <text:p>16.843.790 </text:p>
          </table:table-cell>
          <table:table-cell table:style-name="ce15" office:value-type="float" office:value="396212233" calcext:value-type="float">
            <text:p>396.212.233 </text:p>
          </table:table-cell>
          <table:table-cell table:style-name="ce15" office:value-type="float" office:value="3474305" calcext:value-type="float">
            <text:p>3.474.305 </text:p>
          </table:table-cell>
          <table:table-cell table:style-name="ce15" office:value-type="float" office:value="512526" calcext:value-type="float">
            <text:p>512.526 </text:p>
          </table:table-cell>
          <table:table-cell table:style-name="ce15" office:value-type="float" office:value="35920" calcext:value-type="float">
            <text:p>35.920 </text:p>
          </table:table-cell>
          <table:table-cell table:style-name="ce15" office:value-type="float" office:value="18305730" calcext:value-type="float">
            <text:p>18.305.730 </text:p>
          </table:table-cell>
          <table:table-cell table:style-name="ce15" office:value-type="float" office:value="13548" calcext:value-type="float">
            <text:p>13.548 </text:p>
          </table:table-cell>
          <table:table-cell table:style-name="ce15" office:value-type="float" office:value="117285" calcext:value-type="float">
            <text:p>117.285 </text:p>
          </table:table-cell>
          <table:table-cell table:style-name="ce15" office:value-type="float" office:value="9294833" calcext:value-type="float">
            <text:p>9.294.833 </text:p>
          </table:table-cell>
          <table:table-cell table:style-name="ce15" office:value-type="float" office:value="33817" calcext:value-type="float">
            <text:p>33.817 </text:p>
          </table:table-cell>
          <table:table-cell table:style-name="ce15" office:value-type="float" office:value="8358214" calcext:value-type="float">
            <text:p>8.358.214 </text:p>
          </table:table-cell>
          <table:table-cell table:style-name="ce15" office:value-type="float" office:value="37960" calcext:value-type="float">
            <text:p>37.960 </text:p>
          </table:table-cell>
          <table:table-cell table:style-name="ce15" office:value-type="float" office:value="19195998" calcext:value-type="float">
            <text:p>19.195.998 </text:p>
          </table:table-cell>
          <table:table-cell table:style-name="ce15" office:value-type="float" office:value="174446400" calcext:value-type="float">
            <text:p>174.446.400 </text:p>
          </table:table-cell>
          <table:table-cell table:style-name="ce15" office:value-type="float" office:value="79879" calcext:value-type="float">
            <text:p>79.879 </text:p>
          </table:table-cell>
          <table:table-cell table:style-name="ce15" office:value-type="float" office:value="14528" calcext:value-type="float">
            <text:p>14.528 </text:p>
          </table:table-cell>
          <table:table-cell table:style-name="ce15" office:value-type="float" office:value="7553" calcext:value-type="float">
            <text:p>7.553 </text:p>
          </table:table-cell>
          <table:table-cell table:style-name="ce15" office:value-type="float" office:value="27844020" calcext:value-type="float">
            <text:p>27.844.020 </text:p>
          </table:table-cell>
          <table:table-cell table:style-name="ce15" office:value-type="float" office:value="1416976" calcext:value-type="float">
            <text:p>1.416.976 </text:p>
          </table:table-cell>
          <table:table-cell table:style-name="ce15" office:value-type="float" office:value="1165485" calcext:value-type="float">
            <text:p>1.165.485 </text:p>
          </table:table-cell>
          <table:table-cell table:style-name="ce15" office:value-type="float" office:value="383644919" calcext:value-type="float">
            <text:p>383.644.919 </text:p>
          </table:table-cell>
          <table:table-cell table:style-name="ce15" office:value-type="float" office:value="23848" calcext:value-type="float">
            <text:p>23.848 </text:p>
          </table:table-cell>
          <table:table-cell table:style-name="ce25" office:value-type="float" office:value="1063116716" calcext:value-type="float">
            <text:p>1.063.116.71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10020141" calcext:value-type="float">
            <text:p>10.020.141 </text:p>
          </table:table-cell>
          <table:table-cell table:style-name="ce15" office:value-type="float" office:value="38739930" calcext:value-type="float">
            <text:p>38.739.930 </text:p>
          </table:table-cell>
          <table:table-cell table:style-name="ce15" office:value-type="float" office:value="292809741" calcext:value-type="float">
            <text:p>292.809.741 </text:p>
          </table:table-cell>
          <table:table-cell table:style-name="ce15" office:value-type="float" office:value="5434796" calcext:value-type="float">
            <text:p>5.434.796 </text:p>
          </table:table-cell>
          <table:table-cell table:style-name="ce15" office:value-type="float" office:value="367015702" calcext:value-type="float">
            <text:p>367.015.702 </text:p>
          </table:table-cell>
          <table:table-cell table:style-name="ce15" office:value-type="float" office:value="202487440" calcext:value-type="float">
            <text:p>202.487.440 </text:p>
          </table:table-cell>
          <table:table-cell table:style-name="ce15" office:value-type="float" office:value="410930433" calcext:value-type="float">
            <text:p>410.930.433 </text:p>
          </table:table-cell>
          <table:table-cell table:style-name="ce15" office:value-type="float" office:value="320757805" calcext:value-type="float">
            <text:p>320.757.805 </text:p>
          </table:table-cell>
          <table:table-cell table:style-name="ce15" office:value-type="float" office:value="181574107" calcext:value-type="float">
            <text:p>181.574.107 </text:p>
          </table:table-cell>
          <table:table-cell table:style-name="ce15" office:value-type="float" office:value="145796085" calcext:value-type="float">
            <text:p>145.796.085 </text:p>
          </table:table-cell>
          <table:table-cell table:style-name="ce15" office:value-type="float" office:value="802517359" calcext:value-type="float">
            <text:p>802.517.359 </text:p>
          </table:table-cell>
          <table:table-cell table:style-name="ce15" office:value-type="float" office:value="67058885" calcext:value-type="float">
            <text:p>67.058.885 </text:p>
          </table:table-cell>
          <table:table-cell table:style-name="ce15" office:value-type="float" office:value="98515276" calcext:value-type="float">
            <text:p>98.515.276 </text:p>
          </table:table-cell>
          <table:table-cell table:style-name="ce15" office:value-type="float" office:value="80667066" calcext:value-type="float">
            <text:p>80.667.066 </text:p>
          </table:table-cell>
          <table:table-cell table:style-name="ce15" office:value-type="float" office:value="64076482" calcext:value-type="float">
            <text:p>64.076.482 </text:p>
          </table:table-cell>
          <table:table-cell table:style-name="ce15" office:value-type="float" office:value="322900696" calcext:value-type="float">
            <text:p>322.900.696 </text:p>
          </table:table-cell>
          <table:table-cell table:style-name="ce15" office:value-type="float" office:value="38013451" calcext:value-type="float">
            <text:p>38.013.451 </text:p>
          </table:table-cell>
          <table:table-cell table:style-name="ce15" office:value-type="float" office:value="839562587" calcext:value-type="float">
            <text:p>839.562.587 </text:p>
          </table:table-cell>
          <table:table-cell table:style-name="ce15" office:value-type="float" office:value="3566031632" calcext:value-type="float">
            <text:p>3.566.031.632 </text:p>
          </table:table-cell>
          <table:table-cell table:style-name="ce15" office:value-type="float" office:value="58182449" calcext:value-type="float">
            <text:p>58.182.449 </text:p>
          </table:table-cell>
          <table:table-cell table:style-name="ce15" office:value-type="float" office:value="31527537" calcext:value-type="float">
            <text:p>31.527.537 </text:p>
          </table:table-cell>
          <table:table-cell table:style-name="ce15" office:value-type="float" office:value="6568165" calcext:value-type="float">
            <text:p>6.568.165 </text:p>
          </table:table-cell>
          <table:table-cell table:style-name="ce15" office:value-type="float" office:value="750610874" calcext:value-type="float">
            <text:p>750.610.874 </text:p>
          </table:table-cell>
          <table:table-cell table:style-name="ce15" office:value-type="float" office:value="691959137" calcext:value-type="float">
            <text:p>691.959.137 </text:p>
          </table:table-cell>
          <table:table-cell table:style-name="ce15" office:value-type="float" office:value="42782712" calcext:value-type="float">
            <text:p>42.782.712 </text:p>
          </table:table-cell>
          <table:table-cell table:style-name="ce15" office:value-type="float" office:value="5926702123" calcext:value-type="float">
            <text:p>5.926.702.123 </text:p>
          </table:table-cell>
          <table:table-cell table:style-name="ce15" office:value-type="float" office:value="21658948" calcext:value-type="float">
            <text:p>21.658.948 </text:p>
          </table:table-cell>
          <table:table-cell table:style-name="ce25" office:value-type="float" office:value="15384901559" calcext:value-type="float">
            <text:p>15.384.901.55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NTRIBUIÇÃO PARA O PIS/PASEP</text:p>
          </table:table-cell>
          <table:table-cell table:style-name="ce15" office:value-type="float" office:value="3002501" calcext:value-type="float">
            <text:p>3.002.501 </text:p>
          </table:table-cell>
          <table:table-cell table:style-name="ce15" office:value-type="float" office:value="14144002" calcext:value-type="float">
            <text:p>14.144.002 </text:p>
          </table:table-cell>
          <table:table-cell table:style-name="ce15" office:value-type="float" office:value="76275196" calcext:value-type="float">
            <text:p>76.275.196 </text:p>
          </table:table-cell>
          <table:table-cell table:style-name="ce15" office:value-type="float" office:value="2583969" calcext:value-type="float">
            <text:p>2.583.969 </text:p>
          </table:table-cell>
          <table:table-cell table:style-name="ce15" office:value-type="float" office:value="114600259" calcext:value-type="float">
            <text:p>114.600.259 </text:p>
          </table:table-cell>
          <table:table-cell table:style-name="ce15" office:value-type="float" office:value="63507627" calcext:value-type="float">
            <text:p>63.507.627 </text:p>
          </table:table-cell>
          <table:table-cell table:style-name="ce15" office:value-type="float" office:value="310340255" calcext:value-type="float">
            <text:p>310.340.255 </text:p>
          </table:table-cell>
          <table:table-cell table:style-name="ce15" office:value-type="float" office:value="90220456" calcext:value-type="float">
            <text:p>90.220.456 </text:p>
          </table:table-cell>
          <table:table-cell table:style-name="ce15" office:value-type="float" office:value="66201045" calcext:value-type="float">
            <text:p>66.201.045 </text:p>
          </table:table-cell>
          <table:table-cell table:style-name="ce15" office:value-type="float" office:value="43243970" calcext:value-type="float">
            <text:p>43.243.970 </text:p>
          </table:table-cell>
          <table:table-cell table:style-name="ce15" office:value-type="float" office:value="247938818" calcext:value-type="float">
            <text:p>247.938.818 </text:p>
          </table:table-cell>
          <table:table-cell table:style-name="ce15" office:value-type="float" office:value="24282174" calcext:value-type="float">
            <text:p>24.282.174 </text:p>
          </table:table-cell>
          <table:table-cell table:style-name="ce15" office:value-type="float" office:value="38325340" calcext:value-type="float">
            <text:p>38.325.340 </text:p>
          </table:table-cell>
          <table:table-cell table:style-name="ce15" office:value-type="float" office:value="36017007" calcext:value-type="float">
            <text:p>36.017.007 </text:p>
          </table:table-cell>
          <table:table-cell table:style-name="ce15" office:value-type="float" office:value="22376527" calcext:value-type="float">
            <text:p>22.376.527 </text:p>
          </table:table-cell>
          <table:table-cell table:style-name="ce15" office:value-type="float" office:value="94728815" calcext:value-type="float">
            <text:p>94.728.815 </text:p>
          </table:table-cell>
          <table:table-cell table:style-name="ce15" office:value-type="float" office:value="15318771" calcext:value-type="float">
            <text:p>15.318.771 </text:p>
          </table:table-cell>
          <table:table-cell table:style-name="ce15" office:value-type="float" office:value="241132968" calcext:value-type="float">
            <text:p>241.132.968 </text:p>
          </table:table-cell>
          <table:table-cell table:style-name="ce15" office:value-type="float" office:value="913849106" calcext:value-type="float">
            <text:p>913.849.106 </text:p>
          </table:table-cell>
          <table:table-cell table:style-name="ce15" office:value-type="float" office:value="21905273" calcext:value-type="float">
            <text:p>21.905.273 </text:p>
          </table:table-cell>
          <table:table-cell table:style-name="ce15" office:value-type="float" office:value="13119701" calcext:value-type="float">
            <text:p>13.119.701 </text:p>
          </table:table-cell>
          <table:table-cell table:style-name="ce15" office:value-type="float" office:value="3536697" calcext:value-type="float">
            <text:p>3.536.697 </text:p>
          </table:table-cell>
          <table:table-cell table:style-name="ce15" office:value-type="float" office:value="217339566" calcext:value-type="float">
            <text:p>217.339.566 </text:p>
          </table:table-cell>
          <table:table-cell table:style-name="ce15" office:value-type="float" office:value="178459427" calcext:value-type="float">
            <text:p>178.459.427 </text:p>
          </table:table-cell>
          <table:table-cell table:style-name="ce15" office:value-type="float" office:value="14794261" calcext:value-type="float">
            <text:p>14.794.261 </text:p>
          </table:table-cell>
          <table:table-cell table:style-name="ce15" office:value-type="float" office:value="1553794182" calcext:value-type="float">
            <text:p>1.553.794.182 </text:p>
          </table:table-cell>
          <table:table-cell table:style-name="ce15" office:value-type="float" office:value="8034335" calcext:value-type="float">
            <text:p>8.034.335 </text:p>
          </table:table-cell>
          <table:table-cell table:style-name="ce25" office:value-type="float" office:value="4429072248" calcext:value-type="float">
            <text:p>4.429.072.24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96" calcext:value-type="float">
            <text:p>96 </text:p>
          </table:table-cell>
          <table:table-cell table:style-name="ce15" office:value-type="float" office:value="11258" calcext:value-type="float">
            <text:p>11.258 </text:p>
          </table:table-cell>
          <table:table-cell table:style-name="ce15" office:value-type="float" office:value="19734" calcext:value-type="float">
            <text:p>19.734 </text:p>
          </table:table-cell>
          <table:table-cell table:style-name="ce15" office:value-type="float" office:value="3575" calcext:value-type="float">
            <text:p>3.575 </text:p>
          </table:table-cell>
          <table:table-cell table:style-name="ce15" office:value-type="float" office:value="294122" calcext:value-type="float">
            <text:p>294.122 </text:p>
          </table:table-cell>
          <table:table-cell table:style-name="ce15" office:value-type="float" office:value="2754454" calcext:value-type="float">
            <text:p>2.754.454 </text:p>
          </table:table-cell>
          <table:table-cell table:style-name="ce15" office:value-type="float" office:value="52508995" calcext:value-type="float">
            <text:p>52.508.995 </text:p>
          </table:table-cell>
          <table:table-cell table:style-name="ce15" office:value-type="float" office:value="763882" calcext:value-type="float">
            <text:p>763.882 </text:p>
          </table:table-cell>
          <table:table-cell table:style-name="ce15" office:value-type="float" office:value="80455" calcext:value-type="float">
            <text:p>80.455 </text:p>
          </table:table-cell>
          <table:table-cell table:style-name="ce15" office:value-type="float" office:value="5764" calcext:value-type="float">
            <text:p>5.764 </text:p>
          </table:table-cell>
          <table:table-cell table:style-name="ce15" office:value-type="float" office:value="2916083" calcext:value-type="float">
            <text:p>2.916.083 </text:p>
          </table:table-cell>
          <table:table-cell table:style-name="ce15" office:value-type="float" office:value="2596" calcext:value-type="float">
            <text:p>2.596 </text:p>
          </table:table-cell>
          <table:table-cell table:style-name="ce15" office:value-type="float" office:value="21091" calcext:value-type="float">
            <text:p>21.091 </text:p>
          </table:table-cell>
          <table:table-cell table:style-name="ce15" office:value-type="float" office:value="1534977" calcext:value-type="float">
            <text:p>1.534.977 </text:p>
          </table:table-cell>
          <table:table-cell table:style-name="ce15" office:value-type="float" office:value="5647" calcext:value-type="float">
            <text:p>5.647 </text:p>
          </table:table-cell>
          <table:table-cell table:style-name="ce15" office:value-type="float" office:value="1360020" calcext:value-type="float">
            <text:p>1.360.020 </text:p>
          </table:table-cell>
          <table:table-cell table:style-name="ce15" office:value-type="float" office:value="6163" calcext:value-type="float">
            <text:p>6.163 </text:p>
          </table:table-cell>
          <table:table-cell table:style-name="ce15" office:value-type="float" office:value="3124328" calcext:value-type="float">
            <text:p>3.124.328 </text:p>
          </table:table-cell>
          <table:table-cell table:style-name="ce15" office:value-type="float" office:value="27909936" calcext:value-type="float">
            <text:p>27.909.936 </text:p>
          </table:table-cell>
          <table:table-cell table:style-name="ce15" office:value-type="float" office:value="12837" calcext:value-type="float">
            <text:p>12.837 </text:p>
          </table:table-cell>
          <table:table-cell table:style-name="ce15" office:value-type="float" office:value="2068" calcext:value-type="float">
            <text:p>2.068 </text:p>
          </table:table-cell>
          <table:table-cell table:style-name="ce15" office:value-type="float" office:value="1167" calcext:value-type="float">
            <text:p>1.167 </text:p>
          </table:table-cell>
          <table:table-cell table:style-name="ce15" office:value-type="float" office:value="5273135" calcext:value-type="float">
            <text:p>5.273.135 </text:p>
          </table:table-cell>
          <table:table-cell table:style-name="ce15" office:value-type="float" office:value="235397" calcext:value-type="float">
            <text:p>235.397 </text:p>
          </table:table-cell>
          <table:table-cell table:style-name="ce15" office:value-type="float" office:value="53165" calcext:value-type="float">
            <text:p>53.165 </text:p>
          </table:table-cell>
          <table:table-cell table:style-name="ce15" office:value-type="float" office:value="66134106" calcext:value-type="float">
            <text:p>66.134.106 </text:p>
          </table:table-cell>
          <table:table-cell table:style-name="ce15" office:value-type="float" office:value="3883" calcext:value-type="float">
            <text:p>3.883 </text:p>
          </table:table-cell>
          <table:table-cell table:style-name="ce25" office:value-type="float" office:value="165038935" calcext:value-type="float">
            <text:p>165.038.93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3002405" calcext:value-type="float">
            <text:p>3.002.405 </text:p>
          </table:table-cell>
          <table:table-cell table:style-name="ce15" office:value-type="float" office:value="14132744" calcext:value-type="float">
            <text:p>14.132.744 </text:p>
          </table:table-cell>
          <table:table-cell table:style-name="ce15" office:value-type="float" office:value="76255462" calcext:value-type="float">
            <text:p>76.255.462 </text:p>
          </table:table-cell>
          <table:table-cell table:style-name="ce15" office:value-type="float" office:value="2580394" calcext:value-type="float">
            <text:p>2.580.394 </text:p>
          </table:table-cell>
          <table:table-cell table:style-name="ce15" office:value-type="float" office:value="114306137" calcext:value-type="float">
            <text:p>114.306.137 </text:p>
          </table:table-cell>
          <table:table-cell table:style-name="ce15" office:value-type="float" office:value="60753173" calcext:value-type="float">
            <text:p>60.753.173 </text:p>
          </table:table-cell>
          <table:table-cell table:style-name="ce15" office:value-type="float" office:value="257831260" calcext:value-type="float">
            <text:p>257.831.260 </text:p>
          </table:table-cell>
          <table:table-cell table:style-name="ce15" office:value-type="float" office:value="89456574" calcext:value-type="float">
            <text:p>89.456.574 </text:p>
          </table:table-cell>
          <table:table-cell table:style-name="ce15" office:value-type="float" office:value="66120589" calcext:value-type="float">
            <text:p>66.120.589 </text:p>
          </table:table-cell>
          <table:table-cell table:style-name="ce15" office:value-type="float" office:value="43238206" calcext:value-type="float">
            <text:p>43.238.206 </text:p>
          </table:table-cell>
          <table:table-cell table:style-name="ce15" office:value-type="float" office:value="245022735" calcext:value-type="float">
            <text:p>245.022.735 </text:p>
          </table:table-cell>
          <table:table-cell table:style-name="ce15" office:value-type="float" office:value="24279578" calcext:value-type="float">
            <text:p>24.279.578 </text:p>
          </table:table-cell>
          <table:table-cell table:style-name="ce15" office:value-type="float" office:value="38304249" calcext:value-type="float">
            <text:p>38.304.249 </text:p>
          </table:table-cell>
          <table:table-cell table:style-name="ce15" office:value-type="float" office:value="34482029" calcext:value-type="float">
            <text:p>34.482.029 </text:p>
          </table:table-cell>
          <table:table-cell table:style-name="ce15" office:value-type="float" office:value="22370880" calcext:value-type="float">
            <text:p>22.370.880 </text:p>
          </table:table-cell>
          <table:table-cell table:style-name="ce15" office:value-type="float" office:value="93368796" calcext:value-type="float">
            <text:p>93.368.796 </text:p>
          </table:table-cell>
          <table:table-cell table:style-name="ce15" office:value-type="float" office:value="15312608" calcext:value-type="float">
            <text:p>15.312.608 </text:p>
          </table:table-cell>
          <table:table-cell table:style-name="ce15" office:value-type="float" office:value="238008641" calcext:value-type="float">
            <text:p>238.008.641 </text:p>
          </table:table-cell>
          <table:table-cell table:style-name="ce15" office:value-type="float" office:value="885939170" calcext:value-type="float">
            <text:p>885.939.170 </text:p>
          </table:table-cell>
          <table:table-cell table:style-name="ce15" office:value-type="float" office:value="21892436" calcext:value-type="float">
            <text:p>21.892.436 </text:p>
          </table:table-cell>
          <table:table-cell table:style-name="ce15" office:value-type="float" office:value="13117633" calcext:value-type="float">
            <text:p>13.117.633 </text:p>
          </table:table-cell>
          <table:table-cell table:style-name="ce15" office:value-type="float" office:value="3535530" calcext:value-type="float">
            <text:p>3.535.530 </text:p>
          </table:table-cell>
          <table:table-cell table:style-name="ce15" office:value-type="float" office:value="212066430" calcext:value-type="float">
            <text:p>212.066.430 </text:p>
          </table:table-cell>
          <table:table-cell table:style-name="ce15" office:value-type="float" office:value="178224030" calcext:value-type="float">
            <text:p>178.224.030 </text:p>
          </table:table-cell>
          <table:table-cell table:style-name="ce15" office:value-type="float" office:value="14741095" calcext:value-type="float">
            <text:p>14.741.095 </text:p>
          </table:table-cell>
          <table:table-cell table:style-name="ce15" office:value-type="float" office:value="1487660076" calcext:value-type="float">
            <text:p>1.487.660.076 </text:p>
          </table:table-cell>
          <table:table-cell table:style-name="ce15" office:value-type="float" office:value="8030452" calcext:value-type="float">
            <text:p>8.030.452 </text:p>
          </table:table-cell>
          <table:table-cell table:style-name="ce25" office:value-type="float" office:value="4264033312" calcext:value-type="float">
            <text:p>4.264.033.31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SLL</text:p>
          </table:table-cell>
          <table:table-cell table:style-name="ce15" office:value-type="float" office:value="3164509" calcext:value-type="float">
            <text:p>3.164.509 </text:p>
          </table:table-cell>
          <table:table-cell table:style-name="ce15" office:value-type="float" office:value="9736841" calcext:value-type="float">
            <text:p>9.736.841 </text:p>
          </table:table-cell>
          <table:table-cell table:style-name="ce15" office:value-type="float" office:value="91544336" calcext:value-type="float">
            <text:p>91.544.336 </text:p>
          </table:table-cell>
          <table:table-cell table:style-name="ce15" office:value-type="float" office:value="2141671" calcext:value-type="float">
            <text:p>2.141.671 </text:p>
          </table:table-cell>
          <table:table-cell table:style-name="ce15" office:value-type="float" office:value="71627909" calcext:value-type="float">
            <text:p>71.627.909 </text:p>
          </table:table-cell>
          <table:table-cell table:style-name="ce15" office:value-type="float" office:value="60101181" calcext:value-type="float">
            <text:p>60.101.181 </text:p>
          </table:table-cell>
          <table:table-cell table:style-name="ce15" office:value-type="float" office:value="194516991" calcext:value-type="float">
            <text:p>194.516.991 </text:p>
          </table:table-cell>
          <table:table-cell table:style-name="ce15" office:value-type="float" office:value="46003089" calcext:value-type="float">
            <text:p>46.003.089 </text:p>
          </table:table-cell>
          <table:table-cell table:style-name="ce15" office:value-type="float" office:value="41349838" calcext:value-type="float">
            <text:p>41.349.838 </text:p>
          </table:table-cell>
          <table:table-cell table:style-name="ce15" office:value-type="float" office:value="16830985" calcext:value-type="float">
            <text:p>16.830.985 </text:p>
          </table:table-cell>
          <table:table-cell table:style-name="ce15" office:value-type="float" office:value="199506882" calcext:value-type="float">
            <text:p>199.506.882 </text:p>
          </table:table-cell>
          <table:table-cell table:style-name="ce15" office:value-type="float" office:value="19974569" calcext:value-type="float">
            <text:p>19.974.569 </text:p>
          </table:table-cell>
          <table:table-cell table:style-name="ce15" office:value-type="float" office:value="28206744" calcext:value-type="float">
            <text:p>28.206.744 </text:p>
          </table:table-cell>
          <table:table-cell table:style-name="ce15" office:value-type="float" office:value="32121802" calcext:value-type="float">
            <text:p>32.121.802 </text:p>
          </table:table-cell>
          <table:table-cell table:style-name="ce15" office:value-type="float" office:value="15821073" calcext:value-type="float">
            <text:p>15.821.073 </text:p>
          </table:table-cell>
          <table:table-cell table:style-name="ce15" office:value-type="float" office:value="67518309" calcext:value-type="float">
            <text:p>67.518.309 </text:p>
          </table:table-cell>
          <table:table-cell table:style-name="ce15" office:value-type="float" office:value="11141071" calcext:value-type="float">
            <text:p>11.141.071 </text:p>
          </table:table-cell>
          <table:table-cell table:style-name="ce15" office:value-type="float" office:value="158588604" calcext:value-type="float">
            <text:p>158.588.604 </text:p>
          </table:table-cell>
          <table:table-cell table:style-name="ce15" office:value-type="float" office:value="553087518" calcext:value-type="float">
            <text:p>553.087.518 </text:p>
          </table:table-cell>
          <table:table-cell table:style-name="ce15" office:value-type="float" office:value="16946512" calcext:value-type="float">
            <text:p>16.946.512 </text:p>
          </table:table-cell>
          <table:table-cell table:style-name="ce15" office:value-type="float" office:value="8062511" calcext:value-type="float">
            <text:p>8.062.511 </text:p>
          </table:table-cell>
          <table:table-cell table:style-name="ce15" office:value-type="float" office:value="2478675" calcext:value-type="float">
            <text:p>2.478.675 </text:p>
          </table:table-cell>
          <table:table-cell table:style-name="ce15" office:value-type="float" office:value="152549024" calcext:value-type="float">
            <text:p>152.549.024 </text:p>
          </table:table-cell>
          <table:table-cell table:style-name="ce15" office:value-type="float" office:value="117829070" calcext:value-type="float">
            <text:p>117.829.070 </text:p>
          </table:table-cell>
          <table:table-cell table:style-name="ce15" office:value-type="float" office:value="12979948" calcext:value-type="float">
            <text:p>12.979.948 </text:p>
          </table:table-cell>
          <table:table-cell table:style-name="ce15" office:value-type="float" office:value="1457629112" calcext:value-type="float">
            <text:p>1.457.629.112 </text:p>
          </table:table-cell>
          <table:table-cell table:style-name="ce15" office:value-type="float" office:value="7300526" calcext:value-type="float">
            <text:p>7.300.526 </text:p>
          </table:table-cell>
          <table:table-cell table:style-name="ce25" office:value-type="float" office:value="3398759299" calcext:value-type="float">
            <text:p>3.398.759.29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FINANCEIRAS</text:p>
          </table:table-cell>
          <table:table-cell table:style-name="ce15" office:value-type="float" office:value="13" calcext:value-type="float">
            <text:p>13 </text:p>
          </table:table-cell>
          <table:table-cell table:style-name="ce15" office:value-type="float" office:value="17634" calcext:value-type="float">
            <text:p>17.634 </text:p>
          </table:table-cell>
          <table:table-cell table:style-name="ce15" office:value-type="float" office:value="89292" calcext:value-type="float">
            <text:p>89.292 </text:p>
          </table:table-cell>
          <table:table-cell table:style-name="ce15" office:value-type="float" office:value="130" calcext:value-type="float">
            <text:p>130 </text:p>
          </table:table-cell>
          <table:table-cell table:style-name="ce15" office:value-type="float" office:value="259817" calcext:value-type="float">
            <text:p>259.817 </text:p>
          </table:table-cell>
          <table:table-cell table:style-name="ce15" office:value-type="float" office:value="8104025" calcext:value-type="float">
            <text:p>8.104.025 </text:p>
          </table:table-cell>
          <table:table-cell table:style-name="ce15" office:value-type="float" office:value="70265036" calcext:value-type="float">
            <text:p>70.265.036 </text:p>
          </table:table-cell>
          <table:table-cell table:style-name="ce15" office:value-type="float" office:value="2957013" calcext:value-type="float">
            <text:p>2.957.013 </text:p>
          </table:table-cell>
          <table:table-cell table:style-name="ce15" office:value-type="float" office:value="161784" calcext:value-type="float">
            <text:p>161.784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4073014" calcext:value-type="float">
            <text:p>4.073.014 </text:p>
          </table:table-cell>
          <table:table-cell table:style-name="ce15" office:value-type="float" office:value="60004" calcext:value-type="float">
            <text:p>60.004 </text:p>
          </table:table-cell>
          <table:table-cell table:style-name="ce15" office:value-type="float" office:value="126403" calcext:value-type="float">
            <text:p>126.403 </text:p>
          </table:table-cell>
          <table:table-cell table:style-name="ce15" office:value-type="float" office:value="7190751" calcext:value-type="float">
            <text:p>7.190.751 </text:p>
          </table:table-cell>
          <table:table-cell table:style-name="ce15" office:value-type="float" office:value="5218" calcext:value-type="float">
            <text:p>5.218 </text:p>
          </table:table-cell>
          <table:table-cell table:style-name="ce15" office:value-type="float" office:value="3833083" calcext:value-type="float">
            <text:p>3.833.083 </text:p>
          </table:table-cell>
          <table:table-cell table:style-name="ce15" office:value-type="float" office:value="6362" calcext:value-type="float">
            <text:p>6.362 </text:p>
          </table:table-cell>
          <table:table-cell table:style-name="ce15" office:value-type="float" office:value="12785876" calcext:value-type="float">
            <text:p>12.785.876 </text:p>
          </table:table-cell>
          <table:table-cell table:style-name="ce15" office:value-type="float" office:value="95838251" calcext:value-type="float">
            <text:p>95.838.251 </text:p>
          </table:table-cell>
          <table:table-cell table:style-name="ce15" office:value-type="float" office:value="9274" calcext:value-type="float">
            <text:p>9.274 </text:p>
          </table:table-cell>
          <table:table-cell table:style-name="ce15" office:value-type="float" office:value="1198" calcext:value-type="float">
            <text:p>1.198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2869334" calcext:value-type="float">
            <text:p>12.869.334 </text:p>
          </table:table-cell>
          <table:table-cell table:style-name="ce15" office:value-type="float" office:value="702715" calcext:value-type="float">
            <text:p>702.715 </text:p>
          </table:table-cell>
          <table:table-cell table:style-name="ce15" office:value-type="float" office:value="984440" calcext:value-type="float">
            <text:p>984.440 </text:p>
          </table:table-cell>
          <table:table-cell table:style-name="ce15" office:value-type="float" office:value="292682251" calcext:value-type="float">
            <text:p>292.682.251 </text:p>
          </table:table-cell>
          <table:table-cell table:style-name="ce15" office:value-type="float" office:value="3376" calcext:value-type="float">
            <text:p>3.376 </text:p>
          </table:table-cell>
          <table:table-cell table:style-name="ce25" office:value-type="float" office:value="513026291" calcext:value-type="float">
            <text:p>513.026.29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DEMAIS</text:p>
          </table:table-cell>
          <table:table-cell table:style-name="ce15" office:value-type="float" office:value="3164496" calcext:value-type="float">
            <text:p>3.164.496 </text:p>
          </table:table-cell>
          <table:table-cell table:style-name="ce15" office:value-type="float" office:value="9719207" calcext:value-type="float">
            <text:p>9.719.207 </text:p>
          </table:table-cell>
          <table:table-cell table:style-name="ce15" office:value-type="float" office:value="91455044" calcext:value-type="float">
            <text:p>91.455.044 </text:p>
          </table:table-cell>
          <table:table-cell table:style-name="ce15" office:value-type="float" office:value="2141542" calcext:value-type="float">
            <text:p>2.141.542 </text:p>
          </table:table-cell>
          <table:table-cell table:style-name="ce15" office:value-type="float" office:value="71368092" calcext:value-type="float">
            <text:p>71.368.092 </text:p>
          </table:table-cell>
          <table:table-cell table:style-name="ce15" office:value-type="float" office:value="51997157" calcext:value-type="float">
            <text:p>51.997.157 </text:p>
          </table:table-cell>
          <table:table-cell table:style-name="ce15" office:value-type="float" office:value="124251955" calcext:value-type="float">
            <text:p>124.251.955 </text:p>
          </table:table-cell>
          <table:table-cell table:style-name="ce15" office:value-type="float" office:value="43046076" calcext:value-type="float">
            <text:p>43.046.076 </text:p>
          </table:table-cell>
          <table:table-cell table:style-name="ce15" office:value-type="float" office:value="41188053" calcext:value-type="float">
            <text:p>41.188.053 </text:p>
          </table:table-cell>
          <table:table-cell table:style-name="ce15" office:value-type="float" office:value="16830985" calcext:value-type="float">
            <text:p>16.830.985 </text:p>
          </table:table-cell>
          <table:table-cell table:style-name="ce15" office:value-type="float" office:value="195433867" calcext:value-type="float">
            <text:p>195.433.867 </text:p>
          </table:table-cell>
          <table:table-cell table:style-name="ce15" office:value-type="float" office:value="19914566" calcext:value-type="float">
            <text:p>19.914.566 </text:p>
          </table:table-cell>
          <table:table-cell table:style-name="ce15" office:value-type="float" office:value="28080342" calcext:value-type="float">
            <text:p>28.080.342 </text:p>
          </table:table-cell>
          <table:table-cell table:style-name="ce15" office:value-type="float" office:value="24931051" calcext:value-type="float">
            <text:p>24.931.051 </text:p>
          </table:table-cell>
          <table:table-cell table:style-name="ce15" office:value-type="float" office:value="15815855" calcext:value-type="float">
            <text:p>15.815.855 </text:p>
          </table:table-cell>
          <table:table-cell table:style-name="ce15" office:value-type="float" office:value="63685226" calcext:value-type="float">
            <text:p>63.685.226 </text:p>
          </table:table-cell>
          <table:table-cell table:style-name="ce15" office:value-type="float" office:value="11134709" calcext:value-type="float">
            <text:p>11.134.709 </text:p>
          </table:table-cell>
          <table:table-cell table:style-name="ce15" office:value-type="float" office:value="145802728" calcext:value-type="float">
            <text:p>145.802.728 </text:p>
          </table:table-cell>
          <table:table-cell table:style-name="ce15" office:value-type="float" office:value="457249267" calcext:value-type="float">
            <text:p>457.249.267 </text:p>
          </table:table-cell>
          <table:table-cell table:style-name="ce15" office:value-type="float" office:value="16937238" calcext:value-type="float">
            <text:p>16.937.238 </text:p>
          </table:table-cell>
          <table:table-cell table:style-name="ce15" office:value-type="float" office:value="8061313" calcext:value-type="float">
            <text:p>8.061.313 </text:p>
          </table:table-cell>
          <table:table-cell table:style-name="ce15" office:value-type="float" office:value="2478675" calcext:value-type="float">
            <text:p>2.478.675 </text:p>
          </table:table-cell>
          <table:table-cell table:style-name="ce15" office:value-type="float" office:value="139679690" calcext:value-type="float">
            <text:p>139.679.690 </text:p>
          </table:table-cell>
          <table:table-cell table:style-name="ce15" office:value-type="float" office:value="117126355" calcext:value-type="float">
            <text:p>117.126.355 </text:p>
          </table:table-cell>
          <table:table-cell table:style-name="ce15" office:value-type="float" office:value="11995508" calcext:value-type="float">
            <text:p>11.995.508 </text:p>
          </table:table-cell>
          <table:table-cell table:style-name="ce15" office:value-type="float" office:value="1164946861" calcext:value-type="float">
            <text:p>1.164.946.861 </text:p>
          </table:table-cell>
          <table:table-cell table:style-name="ce15" office:value-type="float" office:value="7297149" calcext:value-type="float">
            <text:p>7.297.149 </text:p>
          </table:table-cell>
          <table:table-cell table:style-name="ce25" office:value-type="float" office:value="2885733008" calcext:value-type="float">
            <text:p>2.885.733.00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IDE-COMBUSTÍVEIS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2600" calcext:value-type="float">
            <text:p>12.600 </text:p>
          </table:table-cell>
          <table:table-cell table:style-name="ce15" office:value-type="float" office:value="4388852" calcext:value-type="float">
            <text:p>4.388.852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336345" calcext:value-type="float">
            <text:p>336.345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72049" calcext:value-type="float">
            <text:p>272.049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0570012" calcext:value-type="float">
            <text:p>20.570.012 </text:p>
          </table:table-cell>
          <table:table-cell table:style-name="ce15" office:value-type="float" office:value="6635" calcext:value-type="float">
            <text:p>6.635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63395" calcext:value-type="float">
            <text:p>63.395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102" calcext:value-type="float">
            <text:p>2.102 </text:p>
          </table:table-cell>
          <table:table-cell table:style-name="ce15" office:value-type="float" office:value="6247872" calcext:value-type="float">
            <text:p>6.247.872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872500" calcext:value-type="float">
            <text:p>2.872.500 </text:p>
          </table:table-cell>
          <table:table-cell table:number-columns-repeated="4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7859" calcext:value-type="float">
            <text:p>7.859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9190658" calcext:value-type="float">
            <text:p>9.190.658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43970879" calcext:value-type="float">
            <text:p>43.970.87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PSSS - Contrib. p/ o Plano de Segurid. Social Serv. Público</text:p>
          </table:table-cell>
          <table:table-cell table:style-name="ce15" office:value-type="float" office:value="5319761" calcext:value-type="float">
            <text:p>5.319.761 </text:p>
          </table:table-cell>
          <table:table-cell table:style-name="ce15" office:value-type="float" office:value="17253149" calcext:value-type="float">
            <text:p>17.253.149 </text:p>
          </table:table-cell>
          <table:table-cell table:style-name="ce15" office:value-type="float" office:value="17879907" calcext:value-type="float">
            <text:p>17.879.907 </text:p>
          </table:table-cell>
          <table:table-cell table:style-name="ce15" office:value-type="float" office:value="14713577" calcext:value-type="float">
            <text:p>14.713.577 </text:p>
          </table:table-cell>
          <table:table-cell table:style-name="ce15" office:value-type="float" office:value="45268649" calcext:value-type="float">
            <text:p>45.268.649 </text:p>
          </table:table-cell>
          <table:table-cell table:style-name="ce15" office:value-type="float" office:value="36345649" calcext:value-type="float">
            <text:p>36.345.649 </text:p>
          </table:table-cell>
          <table:table-cell table:style-name="ce15" office:value-type="float" office:value="1173452636" calcext:value-type="float">
            <text:p>1.173.452.636 </text:p>
          </table:table-cell>
          <table:table-cell table:style-name="ce15" office:value-type="float" office:value="22894582" calcext:value-type="float">
            <text:p>22.894.582 </text:p>
          </table:table-cell>
          <table:table-cell table:style-name="ce15" office:value-type="float" office:value="29562553" calcext:value-type="float">
            <text:p>29.562.553 </text:p>
          </table:table-cell>
          <table:table-cell table:style-name="ce15" office:value-type="float" office:value="17528927" calcext:value-type="float">
            <text:p>17.528.927 </text:p>
          </table:table-cell>
          <table:table-cell table:style-name="ce15" office:value-type="float" office:value="124769978" calcext:value-type="float">
            <text:p>124.769.978 </text:p>
          </table:table-cell>
          <table:table-cell table:style-name="ce15" office:value-type="float" office:value="16935675" calcext:value-type="float">
            <text:p>16.935.675 </text:p>
          </table:table-cell>
          <table:table-cell table:style-name="ce15" office:value-type="float" office:value="18578991" calcext:value-type="float">
            <text:p>18.578.991 </text:p>
          </table:table-cell>
          <table:table-cell table:style-name="ce15" office:value-type="float" office:value="30114091" calcext:value-type="float">
            <text:p>30.114.091 </text:p>
          </table:table-cell>
          <table:table-cell table:style-name="ce15" office:value-type="float" office:value="38567720" calcext:value-type="float">
            <text:p>38.567.720 </text:p>
          </table:table-cell>
          <table:table-cell table:style-name="ce15" office:value-type="float" office:value="51476637" calcext:value-type="float">
            <text:p>51.476.637 </text:p>
          </table:table-cell>
          <table:table-cell table:style-name="ce15" office:value-type="float" office:value="15246406" calcext:value-type="float">
            <text:p>15.246.406 </text:p>
          </table:table-cell>
          <table:table-cell table:style-name="ce15" office:value-type="float" office:value="53237831" calcext:value-type="float">
            <text:p>53.237.831 </text:p>
          </table:table-cell>
          <table:table-cell table:style-name="ce15" office:value-type="float" office:value="230139999" calcext:value-type="float">
            <text:p>230.139.999 </text:p>
          </table:table-cell>
          <table:table-cell table:style-name="ce15" office:value-type="float" office:value="29433534" calcext:value-type="float">
            <text:p>29.433.534 </text:p>
          </table:table-cell>
          <table:table-cell table:style-name="ce15" office:value-type="float" office:value="15087144" calcext:value-type="float">
            <text:p>15.087.144 </text:p>
          </table:table-cell>
          <table:table-cell table:style-name="ce15" office:value-type="float" office:value="12031151" calcext:value-type="float">
            <text:p>12.031.151 </text:p>
          </table:table-cell>
          <table:table-cell table:style-name="ce15" office:value-type="float" office:value="88158987" calcext:value-type="float">
            <text:p>88.158.987 </text:p>
          </table:table-cell>
          <table:table-cell table:style-name="ce15" office:value-type="float" office:value="41950382" calcext:value-type="float">
            <text:p>41.950.382 </text:p>
          </table:table-cell>
          <table:table-cell table:style-name="ce15" office:value-type="float" office:value="13424134" calcext:value-type="float">
            <text:p>13.424.134 </text:p>
          </table:table-cell>
          <table:table-cell table:style-name="ce15" office:value-type="float" office:value="108560624" calcext:value-type="float">
            <text:p>108.560.624 </text:p>
          </table:table-cell>
          <table:table-cell table:style-name="ce15" office:value-type="float" office:value="6916163" calcext:value-type="float">
            <text:p>6.916.163 </text:p>
          </table:table-cell>
          <table:table-cell table:style-name="ce25" office:value-type="float" office:value="2274848836" calcext:value-type="float">
            <text:p>2.274.848.83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OUTRAS RECEITAS ADMINISTRADAS</text:p>
          </table:table-cell>
          <table:table-cell table:style-name="ce15" office:value-type="float" office:value="1640734" calcext:value-type="float">
            <text:p>1.640.734 </text:p>
          </table:table-cell>
          <table:table-cell table:style-name="ce15" office:value-type="float" office:value="6888307" calcext:value-type="float">
            <text:p>6.888.307 </text:p>
          </table:table-cell>
          <table:table-cell table:style-name="ce15" office:value-type="float" office:value="29052401" calcext:value-type="float">
            <text:p>29.052.401 </text:p>
          </table:table-cell>
          <table:table-cell table:style-name="ce15" office:value-type="float" office:value="2493653" calcext:value-type="float">
            <text:p>2.493.653 </text:p>
          </table:table-cell>
          <table:table-cell table:style-name="ce15" office:value-type="float" office:value="34871611" calcext:value-type="float">
            <text:p>34.871.611 </text:p>
          </table:table-cell>
          <table:table-cell table:style-name="ce15" office:value-type="float" office:value="24831837" calcext:value-type="float">
            <text:p>24.831.837 </text:p>
          </table:table-cell>
          <table:table-cell table:style-name="ce15" office:value-type="float" office:value="371415382" calcext:value-type="float">
            <text:p>371.415.382 </text:p>
          </table:table-cell>
          <table:table-cell table:style-name="ce15" office:value-type="float" office:value="28127892" calcext:value-type="float">
            <text:p>28.127.892 </text:p>
          </table:table-cell>
          <table:table-cell table:style-name="ce15" office:value-type="float" office:value="22831260" calcext:value-type="float">
            <text:p>22.831.260 </text:p>
          </table:table-cell>
          <table:table-cell table:style-name="ce15" office:value-type="float" office:value="8225426" calcext:value-type="float">
            <text:p>8.225.426 </text:p>
          </table:table-cell>
          <table:table-cell table:style-name="ce15" office:value-type="float" office:value="81225364" calcext:value-type="float">
            <text:p>81.225.364 </text:p>
          </table:table-cell>
          <table:table-cell table:style-name="ce15" office:value-type="float" office:value="11539606" calcext:value-type="float">
            <text:p>11.539.606 </text:p>
          </table:table-cell>
          <table:table-cell table:style-name="ce15" office:value-type="float" office:value="13866828" calcext:value-type="float">
            <text:p>13.866.828 </text:p>
          </table:table-cell>
          <table:table-cell table:style-name="ce15" office:value-type="float" office:value="15056976" calcext:value-type="float">
            <text:p>15.056.976 </text:p>
          </table:table-cell>
          <table:table-cell table:style-name="ce15" office:value-type="float" office:value="8091264" calcext:value-type="float">
            <text:p>8.091.264 </text:p>
          </table:table-cell>
          <table:table-cell table:style-name="ce15" office:value-type="float" office:value="36167512" calcext:value-type="float">
            <text:p>36.167.512 </text:p>
          </table:table-cell>
          <table:table-cell table:style-name="ce15" office:value-type="float" office:value="4247818" calcext:value-type="float">
            <text:p>4.247.818 </text:p>
          </table:table-cell>
          <table:table-cell table:style-name="ce15" office:value-type="float" office:value="65228413" calcext:value-type="float">
            <text:p>65.228.413 </text:p>
          </table:table-cell>
          <table:table-cell table:style-name="ce15" office:value-type="float" office:value="436335385" calcext:value-type="float">
            <text:p>436.335.385 </text:p>
          </table:table-cell>
          <table:table-cell table:style-name="ce15" office:value-type="float" office:value="7600979" calcext:value-type="float">
            <text:p>7.600.979 </text:p>
          </table:table-cell>
          <table:table-cell table:style-name="ce15" office:value-type="float" office:value="4800494" calcext:value-type="float">
            <text:p>4.800.494 </text:p>
          </table:table-cell>
          <table:table-cell table:style-name="ce15" office:value-type="float" office:value="1461304" calcext:value-type="float">
            <text:p>1.461.304 </text:p>
          </table:table-cell>
          <table:table-cell table:style-name="ce15" office:value-type="float" office:value="64891322" calcext:value-type="float">
            <text:p>64.891.322 </text:p>
          </table:table-cell>
          <table:table-cell table:style-name="ce15" office:value-type="float" office:value="49079693" calcext:value-type="float">
            <text:p>49.079.693 </text:p>
          </table:table-cell>
          <table:table-cell table:style-name="ce15" office:value-type="float" office:value="7192066" calcext:value-type="float">
            <text:p>7.192.066 </text:p>
          </table:table-cell>
          <table:table-cell table:style-name="ce15" office:value-type="float" office:value="431765901" calcext:value-type="float">
            <text:p>431.765.901 </text:p>
          </table:table-cell>
          <table:table-cell table:style-name="ce15" office:value-type="float" office:value="3249135" calcext:value-type="float">
            <text:p>3.249.135 </text:p>
          </table:table-cell>
          <table:table-cell table:style-name="ce25" office:value-type="float" office:value="1772178564" calcext:value-type="float">
            <text:p>1.772.178.564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9" office:value-type="string" calcext:value-type="string">
            <text:p>SUBTOTAL [A]</text:p>
          </table:table-cell>
          <table:table-cell table:style-name="ce16" office:value-type="float" office:value="39622349" calcext:value-type="float">
            <text:p>39.622.349 </text:p>
          </table:table-cell>
          <table:table-cell table:style-name="ce16" office:value-type="float" office:value="145450972" calcext:value-type="float">
            <text:p>145.450.972 </text:p>
          </table:table-cell>
          <table:table-cell table:style-name="ce16" office:value-type="float" office:value="852432091" calcext:value-type="float">
            <text:p>852.432.091 </text:p>
          </table:table-cell>
          <table:table-cell table:style-name="ce16" office:value-type="float" office:value="40251543" calcext:value-type="float">
            <text:p>40.251.543 </text:p>
          </table:table-cell>
          <table:table-cell table:style-name="ce16" office:value-type="float" office:value="1150991919" calcext:value-type="float">
            <text:p>1.150.991.919 </text:p>
          </table:table-cell>
          <table:table-cell table:style-name="ce16" office:value-type="float" office:value="830062167" calcext:value-type="float">
            <text:p>830.062.167 </text:p>
          </table:table-cell>
          <table:table-cell table:style-name="ce16" office:value-type="float" office:value="6462059008" calcext:value-type="float">
            <text:p>6.462.059.008 </text:p>
          </table:table-cell>
          <table:table-cell table:style-name="ce16" office:value-type="float" office:value="1045906230" calcext:value-type="float">
            <text:p>1.045.906.230 </text:p>
          </table:table-cell>
          <table:table-cell table:style-name="ce16" office:value-type="float" office:value="637464950" calcext:value-type="float">
            <text:p>637.464.950 </text:p>
          </table:table-cell>
          <table:table-cell table:style-name="ce16" office:value-type="float" office:value="348732500" calcext:value-type="float">
            <text:p>348.732.500 </text:p>
          </table:table-cell>
          <table:table-cell table:style-name="ce16" office:value-type="float" office:value="3112622338" calcext:value-type="float">
            <text:p>3.112.622.338 </text:p>
          </table:table-cell>
          <table:table-cell table:style-name="ce16" office:value-type="float" office:value="258100033" calcext:value-type="float">
            <text:p>258.100.033 </text:p>
          </table:table-cell>
          <table:table-cell table:style-name="ce16" office:value-type="float" office:value="357987951" calcext:value-type="float">
            <text:p>357.987.951 </text:p>
          </table:table-cell>
          <table:table-cell table:style-name="ce16" office:value-type="float" office:value="384151712" calcext:value-type="float">
            <text:p>384.151.712 </text:p>
          </table:table-cell>
          <table:table-cell table:style-name="ce16" office:value-type="float" office:value="255478095" calcext:value-type="float">
            <text:p>255.478.095 </text:p>
          </table:table-cell>
          <table:table-cell table:style-name="ce16" office:value-type="float" office:value="1056272522" calcext:value-type="float">
            <text:p>1.056.272.522 </text:p>
          </table:table-cell>
          <table:table-cell table:style-name="ce16" office:value-type="float" office:value="141193125" calcext:value-type="float">
            <text:p>141.193.125 </text:p>
          </table:table-cell>
          <table:table-cell table:style-name="ce16" office:value-type="float" office:value="3078090241" calcext:value-type="float">
            <text:p>3.078.090.241 </text:p>
          </table:table-cell>
          <table:table-cell table:style-name="ce16" office:value-type="float" office:value="10123196385" calcext:value-type="float">
            <text:p>10.123.196.385 </text:p>
          </table:table-cell>
          <table:table-cell table:style-name="ce16" office:value-type="float" office:value="226370411" calcext:value-type="float">
            <text:p>226.370.411 </text:p>
          </table:table-cell>
          <table:table-cell table:style-name="ce16" office:value-type="float" office:value="117988332" calcext:value-type="float">
            <text:p>117.988.332 </text:p>
          </table:table-cell>
          <table:table-cell table:style-name="ce16" office:value-type="float" office:value="39654656" calcext:value-type="float">
            <text:p>39.654.656 </text:p>
          </table:table-cell>
          <table:table-cell table:style-name="ce16" office:value-type="float" office:value="2646849766" calcext:value-type="float">
            <text:p>2.646.849.766 </text:p>
          </table:table-cell>
          <table:table-cell table:style-name="ce16" office:value-type="float" office:value="2231757856" calcext:value-type="float">
            <text:p>2.231.757.856 </text:p>
          </table:table-cell>
          <table:table-cell table:style-name="ce16" office:value-type="float" office:value="172498754" calcext:value-type="float">
            <text:p>172.498.754 </text:p>
          </table:table-cell>
          <table:table-cell table:style-name="ce16" office:value-type="float" office:value="24946936856" calcext:value-type="float">
            <text:p>24.946.936.856 </text:p>
          </table:table-cell>
          <table:table-cell table:style-name="ce16" office:value-type="float" office:value="77353763" calcext:value-type="float">
            <text:p>77.353.763 </text:p>
          </table:table-cell>
          <table:table-cell table:style-name="ce26" office:value-type="float" office:value="60779476526" calcext:value-type="float">
            <text:p>60.779.476.526 </text:p>
          </table:table-cell>
          <table:table-cell table:style-name="ce19"/>
          <table:table-cell table:style-name="ce30" table:number-columns-repeated="994"/>
        </table:table-row>
        <table:table-row table:style-name="ro9">
          <table:table-cell table:style-name="ce10" office:value-type="string" calcext:value-type="string">
            <text:p>RECEITA PREVIDENCIÁRIA [B]</text:p>
          </table:table-cell>
          <table:table-cell table:style-name="ce17" office:value-type="float" office:value="51957759" calcext:value-type="float">
            <text:p>51.957.759 </text:p>
          </table:table-cell>
          <table:table-cell table:style-name="ce17" office:value-type="float" office:value="133168780" calcext:value-type="float">
            <text:p>133.168.780 </text:p>
          </table:table-cell>
          <table:table-cell table:style-name="ce17" office:value-type="float" office:value="221001187" calcext:value-type="float">
            <text:p>221.001.187 </text:p>
          </table:table-cell>
          <table:table-cell table:style-name="ce17" office:value-type="float" office:value="24363836" calcext:value-type="float">
            <text:p>24.363.836 </text:p>
          </table:table-cell>
          <table:table-cell table:style-name="ce17" office:value-type="float" office:value="744837140" calcext:value-type="float">
            <text:p>744.837.140 </text:p>
          </table:table-cell>
          <table:table-cell table:style-name="ce17" office:value-type="float" office:value="603793636" calcext:value-type="float">
            <text:p>603.793.636 </text:p>
          </table:table-cell>
          <table:table-cell table:style-name="ce17" office:value-type="float" office:value="1541071125" calcext:value-type="float">
            <text:p>1.541.071.125 </text:p>
          </table:table-cell>
          <table:table-cell table:style-name="ce17" office:value-type="float" office:value="438390756" calcext:value-type="float">
            <text:p>438.390.756 </text:p>
          </table:table-cell>
          <table:table-cell table:style-name="ce17" office:value-type="float" office:value="405427950" calcext:value-type="float">
            <text:p>405.427.950 </text:p>
          </table:table-cell>
          <table:table-cell table:style-name="ce17" office:value-type="float" office:value="194181447" calcext:value-type="float">
            <text:p>194.181.447 </text:p>
          </table:table-cell>
          <table:table-cell table:style-name="ce17" office:value-type="float" office:value="2097453474" calcext:value-type="float">
            <text:p>2.097.453.474 </text:p>
          </table:table-cell>
          <table:table-cell table:style-name="ce17" office:value-type="float" office:value="249806979" calcext:value-type="float">
            <text:p>249.806.979 </text:p>
          </table:table-cell>
          <table:table-cell table:style-name="ce17" office:value-type="float" office:value="302796085" calcext:value-type="float">
            <text:p>302.796.085 </text:p>
          </table:table-cell>
          <table:table-cell table:style-name="ce17" office:value-type="float" office:value="345234699" calcext:value-type="float">
            <text:p>345.234.699 </text:p>
          </table:table-cell>
          <table:table-cell table:style-name="ce17" office:value-type="float" office:value="193905996" calcext:value-type="float">
            <text:p>193.905.996 </text:p>
          </table:table-cell>
          <table:table-cell table:style-name="ce17" office:value-type="float" office:value="567069054" calcext:value-type="float">
            <text:p>567.069.054 </text:p>
          </table:table-cell>
          <table:table-cell table:style-name="ce17" office:value-type="float" office:value="117816215" calcext:value-type="float">
            <text:p>117.816.215 </text:p>
          </table:table-cell>
          <table:table-cell table:style-name="ce17" office:value-type="float" office:value="1688071826" calcext:value-type="float">
            <text:p>1.688.071.826 </text:p>
          </table:table-cell>
          <table:table-cell table:style-name="ce17" office:value-type="float" office:value="3655021894" calcext:value-type="float">
            <text:p>3.655.021.894 </text:p>
          </table:table-cell>
          <table:table-cell table:style-name="ce17" office:value-type="float" office:value="168807127" calcext:value-type="float">
            <text:p>168.807.127 </text:p>
          </table:table-cell>
          <table:table-cell table:style-name="ce17" office:value-type="float" office:value="97344890" calcext:value-type="float">
            <text:p>97.344.890 </text:p>
          </table:table-cell>
          <table:table-cell table:style-name="ce17" office:value-type="float" office:value="30279849" calcext:value-type="float">
            <text:p>30.279.849 </text:p>
          </table:table-cell>
          <table:table-cell table:style-name="ce17" office:value-type="float" office:value="1984529315" calcext:value-type="float">
            <text:p>1.984.529.315 </text:p>
          </table:table-cell>
          <table:table-cell table:style-name="ce17" office:value-type="float" office:value="1172969195" calcext:value-type="float">
            <text:p>1.172.969.195 </text:p>
          </table:table-cell>
          <table:table-cell table:style-name="ce17" office:value-type="float" office:value="140336220" calcext:value-type="float">
            <text:p>140.336.220 </text:p>
          </table:table-cell>
          <table:table-cell table:style-name="ce17" office:value-type="float" office:value="11961596377" calcext:value-type="float">
            <text:p>11.961.596.377 </text:p>
          </table:table-cell>
          <table:table-cell table:style-name="ce17" office:value-type="float" office:value="56140570" calcext:value-type="float">
            <text:p>56.140.570 </text:p>
          </table:table-cell>
          <table:table-cell table:style-name="ce27" office:value-type="float" office:value="29187373379" calcext:value-type="float">
            <text:p>29.187.373.379 </text:p>
          </table:table-cell>
          <table:table-cell table:style-name="ce19"/>
          <table:table-cell table:style-name="ce30" table:number-columns-repeated="994"/>
        </table:table-row>
        <table:table-row table:style-name="ro9">
          <table:table-cell table:style-name="ce11" office:value-type="string" calcext:value-type="string">
            <text:p><text:s text:c="3"/>PRÓPRIA</text:p>
          </table:table-cell>
          <table:table-cell table:style-name="ce18" office:value-type="float" office:value="49165006" calcext:value-type="float">
            <text:p>49.165.006 </text:p>
          </table:table-cell>
          <table:table-cell table:style-name="ce18" office:value-type="float" office:value="125243687" calcext:value-type="float">
            <text:p>125.243.687 </text:p>
          </table:table-cell>
          <table:table-cell table:style-name="ce18" office:value-type="float" office:value="199581362" calcext:value-type="float">
            <text:p>199.581.362 </text:p>
          </table:table-cell>
          <table:table-cell table:style-name="ce18" office:value-type="float" office:value="22567496" calcext:value-type="float">
            <text:p>22.567.496 </text:p>
          </table:table-cell>
          <table:table-cell table:style-name="ce18" office:value-type="float" office:value="682798580" calcext:value-type="float">
            <text:p>682.798.580 </text:p>
          </table:table-cell>
          <table:table-cell table:style-name="ce18" office:value-type="float" office:value="542582219" calcext:value-type="float">
            <text:p>542.582.219 </text:p>
          </table:table-cell>
          <table:table-cell table:style-name="ce18" office:value-type="float" office:value="1415851759" calcext:value-type="float">
            <text:p>1.415.851.759 </text:p>
          </table:table-cell>
          <table:table-cell table:style-name="ce18" office:value-type="float" office:value="401083876" calcext:value-type="float">
            <text:p>401.083.876 </text:p>
          </table:table-cell>
          <table:table-cell table:style-name="ce18" office:value-type="float" office:value="370774464" calcext:value-type="float">
            <text:p>370.774.464 </text:p>
          </table:table-cell>
          <table:table-cell table:style-name="ce18" office:value-type="float" office:value="180274265" calcext:value-type="float">
            <text:p>180.274.265 </text:p>
          </table:table-cell>
          <table:table-cell table:style-name="ce18" office:value-type="float" office:value="1897546908" calcext:value-type="float">
            <text:p>1.897.546.908 </text:p>
          </table:table-cell>
          <table:table-cell table:style-name="ce18" office:value-type="float" office:value="230538422" calcext:value-type="float">
            <text:p>230.538.422 </text:p>
          </table:table-cell>
          <table:table-cell table:style-name="ce18" office:value-type="float" office:value="275839365" calcext:value-type="float">
            <text:p>275.839.365 </text:p>
          </table:table-cell>
          <table:table-cell table:style-name="ce18" office:value-type="float" office:value="318022656" calcext:value-type="float">
            <text:p>318.022.656 </text:p>
          </table:table-cell>
          <table:table-cell table:style-name="ce18" office:value-type="float" office:value="181999125" calcext:value-type="float">
            <text:p>181.999.125 </text:p>
          </table:table-cell>
          <table:table-cell table:style-name="ce18" office:value-type="float" office:value="511530697" calcext:value-type="float">
            <text:p>511.530.697 </text:p>
          </table:table-cell>
          <table:table-cell table:style-name="ce18" office:value-type="float" office:value="111413468" calcext:value-type="float">
            <text:p>111.413.468 </text:p>
          </table:table-cell>
          <table:table-cell table:style-name="ce18" office:value-type="float" office:value="1517508459" calcext:value-type="float">
            <text:p>1.517.508.459 </text:p>
          </table:table-cell>
          <table:table-cell table:style-name="ce18" office:value-type="float" office:value="3277670190" calcext:value-type="float">
            <text:p>3.277.670.190 </text:p>
          </table:table-cell>
          <table:table-cell table:style-name="ce18" office:value-type="float" office:value="155922286" calcext:value-type="float">
            <text:p>155.922.286 </text:p>
          </table:table-cell>
          <table:table-cell table:style-name="ce18" office:value-type="float" office:value="89795282" calcext:value-type="float">
            <text:p>89.795.282 </text:p>
          </table:table-cell>
          <table:table-cell table:style-name="ce18" office:value-type="float" office:value="28644503" calcext:value-type="float">
            <text:p>28.644.503 </text:p>
          </table:table-cell>
          <table:table-cell table:style-name="ce18" office:value-type="float" office:value="1796102765" calcext:value-type="float">
            <text:p>1.796.102.765 </text:p>
          </table:table-cell>
          <table:table-cell table:style-name="ce18" office:value-type="float" office:value="1054089055" calcext:value-type="float">
            <text:p>1.054.089.055 </text:p>
          </table:table-cell>
          <table:table-cell table:style-name="ce18" office:value-type="float" office:value="131058048" calcext:value-type="float">
            <text:p>131.058.048 </text:p>
          </table:table-cell>
          <table:table-cell table:style-name="ce18" office:value-type="float" office:value="10589060285" calcext:value-type="float">
            <text:p>10.589.060.285 </text:p>
          </table:table-cell>
          <table:table-cell table:style-name="ce18" office:value-type="float" office:value="52067565" calcext:value-type="float">
            <text:p>52.067.565 </text:p>
          </table:table-cell>
          <table:table-cell table:style-name="ce28" office:value-type="float" office:value="26208731794" calcext:value-type="float">
            <text:p>26.208.731.794 </text:p>
          </table:table-cell>
          <table:table-cell table:style-name="ce19"/>
          <table:table-cell table:style-name="ce30" table:number-columns-repeated="994"/>
        </table:table-row>
        <table:table-row table:style-name="ro9">
          <table:table-cell table:style-name="ce11" office:value-type="string" calcext:value-type="string">
            <text:p><text:s text:c="3"/>DEMAIS </text:p>
          </table:table-cell>
          <table:table-cell table:style-name="ce18" office:value-type="float" office:value="2792754" calcext:value-type="float">
            <text:p>2.792.754 </text:p>
          </table:table-cell>
          <table:table-cell table:style-name="ce18" office:value-type="float" office:value="7925092" calcext:value-type="float">
            <text:p>7.925.092 </text:p>
          </table:table-cell>
          <table:table-cell table:style-name="ce18" office:value-type="float" office:value="21419825" calcext:value-type="float">
            <text:p>21.419.825 </text:p>
          </table:table-cell>
          <table:table-cell table:style-name="ce18" office:value-type="float" office:value="1796340" calcext:value-type="float">
            <text:p>1.796.340 </text:p>
          </table:table-cell>
          <table:table-cell table:style-name="ce18" office:value-type="float" office:value="62038560" calcext:value-type="float">
            <text:p>62.038.560 </text:p>
          </table:table-cell>
          <table:table-cell table:style-name="ce18" office:value-type="float" office:value="61211416" calcext:value-type="float">
            <text:p>61.211.416 </text:p>
          </table:table-cell>
          <table:table-cell table:style-name="ce18" office:value-type="float" office:value="125219366" calcext:value-type="float">
            <text:p>125.219.366 </text:p>
          </table:table-cell>
          <table:table-cell table:style-name="ce18" office:value-type="float" office:value="37306880" calcext:value-type="float">
            <text:p>37.306.880 </text:p>
          </table:table-cell>
          <table:table-cell table:style-name="ce18" office:value-type="float" office:value="34653486" calcext:value-type="float">
            <text:p>34.653.486 </text:p>
          </table:table-cell>
          <table:table-cell table:style-name="ce18" office:value-type="float" office:value="13907182" calcext:value-type="float">
            <text:p>13.907.182 </text:p>
          </table:table-cell>
          <table:table-cell table:style-name="ce18" office:value-type="float" office:value="199906565" calcext:value-type="float">
            <text:p>199.906.565 </text:p>
          </table:table-cell>
          <table:table-cell table:style-name="ce18" office:value-type="float" office:value="19268557" calcext:value-type="float">
            <text:p>19.268.557 </text:p>
          </table:table-cell>
          <table:table-cell table:style-name="ce18" office:value-type="float" office:value="26956720" calcext:value-type="float">
            <text:p>26.956.720 </text:p>
          </table:table-cell>
          <table:table-cell table:style-name="ce18" office:value-type="float" office:value="27212043" calcext:value-type="float">
            <text:p>27.212.043 </text:p>
          </table:table-cell>
          <table:table-cell table:style-name="ce18" office:value-type="float" office:value="11906871" calcext:value-type="float">
            <text:p>11.906.871 </text:p>
          </table:table-cell>
          <table:table-cell table:style-name="ce18" office:value-type="float" office:value="55538357" calcext:value-type="float">
            <text:p>55.538.357 </text:p>
          </table:table-cell>
          <table:table-cell table:style-name="ce18" office:value-type="float" office:value="6402746" calcext:value-type="float">
            <text:p>6.402.746 </text:p>
          </table:table-cell>
          <table:table-cell table:style-name="ce18" office:value-type="float" office:value="170563368" calcext:value-type="float">
            <text:p>170.563.368 </text:p>
          </table:table-cell>
          <table:table-cell table:style-name="ce18" office:value-type="float" office:value="377351704" calcext:value-type="float">
            <text:p>377.351.704 </text:p>
          </table:table-cell>
          <table:table-cell table:style-name="ce18" office:value-type="float" office:value="12884840" calcext:value-type="float">
            <text:p>12.884.840 </text:p>
          </table:table-cell>
          <table:table-cell table:style-name="ce18" office:value-type="float" office:value="7549608" calcext:value-type="float">
            <text:p>7.549.608 </text:p>
          </table:table-cell>
          <table:table-cell table:style-name="ce18" office:value-type="float" office:value="1635346" calcext:value-type="float">
            <text:p>1.635.346 </text:p>
          </table:table-cell>
          <table:table-cell table:style-name="ce18" office:value-type="float" office:value="188426549" calcext:value-type="float">
            <text:p>188.426.549 </text:p>
          </table:table-cell>
          <table:table-cell table:style-name="ce18" office:value-type="float" office:value="118880140" calcext:value-type="float">
            <text:p>118.880.140 </text:p>
          </table:table-cell>
          <table:table-cell table:style-name="ce18" office:value-type="float" office:value="9278172" calcext:value-type="float">
            <text:p>9.278.172 </text:p>
          </table:table-cell>
          <table:table-cell table:style-name="ce18" office:value-type="float" office:value="1372536092" calcext:value-type="float">
            <text:p>1.372.536.092 </text:p>
          </table:table-cell>
          <table:table-cell table:style-name="ce18" office:value-type="float" office:value="4073005" calcext:value-type="float">
            <text:p>4.073.005 </text:p>
          </table:table-cell>
          <table:table-cell table:style-name="ce28" office:value-type="float" office:value="2978641585" calcext:value-type="float">
            <text:p>2.978.641.585 </text:p>
          </table:table-cell>
          <table:table-cell table:number-columns-repeated="995"/>
        </table:table-row>
        <table:table-row table:style-name="ro10">
          <table:table-cell table:style-name="ce9" office:value-type="string" calcext:value-type="string">
            <text:p>ADMINISTRADAS PELA RFB [C]=[A]+[B]</text:p>
          </table:table-cell>
          <table:table-cell table:style-name="ce16" office:value-type="float" office:value="91580108" calcext:value-type="float">
            <text:p>91.580.108 </text:p>
          </table:table-cell>
          <table:table-cell table:style-name="ce16" office:value-type="float" office:value="278619752" calcext:value-type="float">
            <text:p>278.619.752 </text:p>
          </table:table-cell>
          <table:table-cell table:style-name="ce16" office:value-type="float" office:value="1073433278" calcext:value-type="float">
            <text:p>1.073.433.278 </text:p>
          </table:table-cell>
          <table:table-cell table:style-name="ce16" office:value-type="float" office:value="64615379" calcext:value-type="float">
            <text:p>64.615.379 </text:p>
          </table:table-cell>
          <table:table-cell table:style-name="ce16" office:value-type="float" office:value="1895829059" calcext:value-type="float">
            <text:p>1.895.829.059 </text:p>
          </table:table-cell>
          <table:table-cell table:style-name="ce16" office:value-type="float" office:value="1433855803" calcext:value-type="float">
            <text:p>1.433.855.803 </text:p>
          </table:table-cell>
          <table:table-cell table:style-name="ce16" office:value-type="float" office:value="8003130133" calcext:value-type="float">
            <text:p>8.003.130.133 </text:p>
          </table:table-cell>
          <table:table-cell table:style-name="ce16" office:value-type="float" office:value="1484296986" calcext:value-type="float">
            <text:p>1.484.296.986 </text:p>
          </table:table-cell>
          <table:table-cell table:style-name="ce16" office:value-type="float" office:value="1042892900" calcext:value-type="float">
            <text:p>1.042.892.900 </text:p>
          </table:table-cell>
          <table:table-cell table:style-name="ce16" office:value-type="float" office:value="542913947" calcext:value-type="float">
            <text:p>542.913.947 </text:p>
          </table:table-cell>
          <table:table-cell table:style-name="ce16" office:value-type="float" office:value="5210075812" calcext:value-type="float">
            <text:p>5.210.075.812 </text:p>
          </table:table-cell>
          <table:table-cell table:style-name="ce16" office:value-type="float" office:value="507907012" calcext:value-type="float">
            <text:p>507.907.012 </text:p>
          </table:table-cell>
          <table:table-cell table:style-name="ce16" office:value-type="float" office:value="660784036" calcext:value-type="float">
            <text:p>660.784.036 </text:p>
          </table:table-cell>
          <table:table-cell table:style-name="ce16" office:value-type="float" office:value="729386411" calcext:value-type="float">
            <text:p>729.386.411 </text:p>
          </table:table-cell>
          <table:table-cell table:style-name="ce16" office:value-type="float" office:value="449384091" calcext:value-type="float">
            <text:p>449.384.091 </text:p>
          </table:table-cell>
          <table:table-cell table:style-name="ce16" office:value-type="float" office:value="1623341576" calcext:value-type="float">
            <text:p>1.623.341.576 </text:p>
          </table:table-cell>
          <table:table-cell table:style-name="ce16" office:value-type="float" office:value="259009340" calcext:value-type="float">
            <text:p>259.009.340 </text:p>
          </table:table-cell>
          <table:table-cell table:style-name="ce16" office:value-type="float" office:value="4766162068" calcext:value-type="float">
            <text:p>4.766.162.068 </text:p>
          </table:table-cell>
          <table:table-cell table:style-name="ce16" office:value-type="float" office:value="13778218279" calcext:value-type="float">
            <text:p>13.778.218.279 </text:p>
          </table:table-cell>
          <table:table-cell table:style-name="ce16" office:value-type="float" office:value="395177538" calcext:value-type="float">
            <text:p>395.177.538 </text:p>
          </table:table-cell>
          <table:table-cell table:style-name="ce16" office:value-type="float" office:value="215333222" calcext:value-type="float">
            <text:p>215.333.222 </text:p>
          </table:table-cell>
          <table:table-cell table:style-name="ce16" office:value-type="float" office:value="69934505" calcext:value-type="float">
            <text:p>69.934.505 </text:p>
          </table:table-cell>
          <table:table-cell table:style-name="ce16" office:value-type="float" office:value="4631379081" calcext:value-type="float">
            <text:p>4.631.379.081 </text:p>
          </table:table-cell>
          <table:table-cell table:style-name="ce16" office:value-type="float" office:value="3404727051" calcext:value-type="float">
            <text:p>3.404.727.051 </text:p>
          </table:table-cell>
          <table:table-cell table:style-name="ce16" office:value-type="float" office:value="312834974" calcext:value-type="float">
            <text:p>312.834.974 </text:p>
          </table:table-cell>
          <table:table-cell table:style-name="ce16" office:value-type="float" office:value="36908533233" calcext:value-type="float">
            <text:p>36.908.533.233 </text:p>
          </table:table-cell>
          <table:table-cell table:style-name="ce16" office:value-type="float" office:value="133494333" calcext:value-type="float">
            <text:p>133.494.333 </text:p>
          </table:table-cell>
          <table:table-cell table:style-name="ce26" office:value-type="float" office:value="89966849905" calcext:value-type="float">
            <text:p>89.966.849.905 </text:p>
          </table:table-cell>
          <table:table-cell table:number-columns-repeated="995"/>
        </table:table-row>
        <table:table-row table:style-name="ro9">
          <table:table-cell table:style-name="ce11" office:value-type="string" calcext:value-type="string">
            <text:p>ADMINISTRADAS POR OUTROS ÓRGÃOS [D]</text:p>
          </table:table-cell>
          <table:table-cell table:style-name="ce15" office:value-type="float" office:value="644156" calcext:value-type="float">
            <text:p>644.156 </text:p>
          </table:table-cell>
          <table:table-cell table:style-name="ce15" office:value-type="float" office:value="3601454" calcext:value-type="float">
            <text:p>3.601.454 </text:p>
          </table:table-cell>
          <table:table-cell table:style-name="ce15" office:value-type="float" office:value="4444576" calcext:value-type="float">
            <text:p>4.444.576 </text:p>
          </table:table-cell>
          <table:table-cell table:style-name="ce15" office:value-type="float" office:value="630534" calcext:value-type="float">
            <text:p>630.534 </text:p>
          </table:table-cell>
          <table:table-cell table:style-name="ce15" office:value-type="float" office:value="14476489" calcext:value-type="float">
            <text:p>14.476.489 </text:p>
          </table:table-cell>
          <table:table-cell table:style-name="ce15" office:value-type="float" office:value="9354655" calcext:value-type="float">
            <text:p>9.354.655 </text:p>
          </table:table-cell>
          <table:table-cell table:style-name="ce15" office:value-type="float" office:value="8944447" calcext:value-type="float">
            <text:p>8.944.447 </text:p>
          </table:table-cell>
          <table:table-cell table:style-name="ce15" office:value-type="float" office:value="6345622" calcext:value-type="float">
            <text:p>6.345.622 </text:p>
          </table:table-cell>
          <table:table-cell table:style-name="ce15" office:value-type="float" office:value="10617234" calcext:value-type="float">
            <text:p>10.617.234 </text:p>
          </table:table-cell>
          <table:table-cell table:style-name="ce15" office:value-type="float" office:value="4438067" calcext:value-type="float">
            <text:p>4.438.067 </text:p>
          </table:table-cell>
          <table:table-cell table:style-name="ce15" office:value-type="float" office:value="33427397" calcext:value-type="float">
            <text:p>33.427.397 </text:p>
          </table:table-cell>
          <table:table-cell table:style-name="ce15" office:value-type="float" office:value="5553267" calcext:value-type="float">
            <text:p>5.553.267 </text:p>
          </table:table-cell>
          <table:table-cell table:style-name="ce15" office:value-type="float" office:value="9654370" calcext:value-type="float">
            <text:p>9.654.370 </text:p>
          </table:table-cell>
          <table:table-cell table:style-name="ce15" office:value-type="float" office:value="5546259" calcext:value-type="float">
            <text:p>5.546.259 </text:p>
          </table:table-cell>
          <table:table-cell table:style-name="ce15" office:value-type="float" office:value="4278197" calcext:value-type="float">
            <text:p>4.278.197 </text:p>
          </table:table-cell>
          <table:table-cell table:style-name="ce15" office:value-type="float" office:value="34950346" calcext:value-type="float">
            <text:p>34.950.346 </text:p>
          </table:table-cell>
          <table:table-cell table:style-name="ce15" office:value-type="float" office:value="2930484" calcext:value-type="float">
            <text:p>2.930.484 </text:p>
          </table:table-cell>
          <table:table-cell table:style-name="ce15" office:value-type="float" office:value="32210580" calcext:value-type="float">
            <text:p>32.210.580 </text:p>
          </table:table-cell>
          <table:table-cell table:style-name="ce15" office:value-type="float" office:value="1180879799" calcext:value-type="float">
            <text:p>1.180.879.799 </text:p>
          </table:table-cell>
          <table:table-cell table:style-name="ce15" office:value-type="float" office:value="3273894" calcext:value-type="float">
            <text:p>3.273.894 </text:p>
          </table:table-cell>
          <table:table-cell table:style-name="ce15" office:value-type="float" office:value="2064198" calcext:value-type="float">
            <text:p>2.064.198 </text:p>
          </table:table-cell>
          <table:table-cell table:style-name="ce15" office:value-type="float" office:value="414391" calcext:value-type="float">
            <text:p>414.391 </text:p>
          </table:table-cell>
          <table:table-cell table:style-name="ce15" office:value-type="float" office:value="24563922" calcext:value-type="float">
            <text:p>24.563.922 </text:p>
          </table:table-cell>
          <table:table-cell table:style-name="ce15" office:value-type="float" office:value="13182625" calcext:value-type="float">
            <text:p>13.182.625 </text:p>
          </table:table-cell>
          <table:table-cell table:style-name="ce15" office:value-type="float" office:value="5933859" calcext:value-type="float">
            <text:p>5.933.859 </text:p>
          </table:table-cell>
          <table:table-cell table:style-name="ce15" office:value-type="float" office:value="109617328" calcext:value-type="float">
            <text:p>109.617.328 </text:p>
          </table:table-cell>
          <table:table-cell table:style-name="ce15" office:value-type="float" office:value="1397858" calcext:value-type="float">
            <text:p>1.397.858 </text:p>
          </table:table-cell>
          <table:table-cell table:style-name="ce25" office:value-type="float" office:value="1533376010" calcext:value-type="float">
            <text:p>1.533.376.010 </text:p>
          </table:table-cell>
          <table:table-cell table:number-columns-repeated="995"/>
        </table:table-row>
        <table:table-row table:style-name="ro10">
          <table:table-cell table:style-name="ce9" office:value-type="string" calcext:value-type="string">
            <text:p>TOTAL GERAL <text:s text:c="2"/>[E]=[C]+[D]</text:p>
          </table:table-cell>
          <table:table-cell table:style-name="ce16" office:value-type="float" office:value="92224264" calcext:value-type="float">
            <text:p>92.224.264 </text:p>
          </table:table-cell>
          <table:table-cell table:style-name="ce16" office:value-type="float" office:value="282221206" calcext:value-type="float">
            <text:p>282.221.206 </text:p>
          </table:table-cell>
          <table:table-cell table:style-name="ce16" office:value-type="float" office:value="1077877853" calcext:value-type="float">
            <text:p>1.077.877.853 </text:p>
          </table:table-cell>
          <table:table-cell table:style-name="ce16" office:value-type="float" office:value="65245912" calcext:value-type="float">
            <text:p>65.245.912 </text:p>
          </table:table-cell>
          <table:table-cell table:style-name="ce16" office:value-type="float" office:value="1910305549" calcext:value-type="float">
            <text:p>1.910.305.549 </text:p>
          </table:table-cell>
          <table:table-cell table:style-name="ce16" office:value-type="float" office:value="1443210458" calcext:value-type="float">
            <text:p>1.443.210.458 </text:p>
          </table:table-cell>
          <table:table-cell table:style-name="ce16" office:value-type="float" office:value="8012074580" calcext:value-type="float">
            <text:p>8.012.074.580 </text:p>
          </table:table-cell>
          <table:table-cell table:style-name="ce16" office:value-type="float" office:value="1490642608" calcext:value-type="float">
            <text:p>1.490.642.608 </text:p>
          </table:table-cell>
          <table:table-cell table:style-name="ce16" office:value-type="float" office:value="1053510134" calcext:value-type="float">
            <text:p>1.053.510.134 </text:p>
          </table:table-cell>
          <table:table-cell table:style-name="ce16" office:value-type="float" office:value="547352014" calcext:value-type="float">
            <text:p>547.352.014 </text:p>
          </table:table-cell>
          <table:table-cell table:style-name="ce16" office:value-type="float" office:value="5243503209" calcext:value-type="float">
            <text:p>5.243.503.209 </text:p>
          </table:table-cell>
          <table:table-cell table:style-name="ce16" office:value-type="float" office:value="513460280" calcext:value-type="float">
            <text:p>513.460.280 </text:p>
          </table:table-cell>
          <table:table-cell table:style-name="ce16" office:value-type="float" office:value="670438406" calcext:value-type="float">
            <text:p>670.438.406 </text:p>
          </table:table-cell>
          <table:table-cell table:style-name="ce16" office:value-type="float" office:value="734932671" calcext:value-type="float">
            <text:p>734.932.671 </text:p>
          </table:table-cell>
          <table:table-cell table:style-name="ce16" office:value-type="float" office:value="453662288" calcext:value-type="float">
            <text:p>453.662.288 </text:p>
          </table:table-cell>
          <table:table-cell table:style-name="ce16" office:value-type="float" office:value="1658291922" calcext:value-type="float">
            <text:p>1.658.291.922 </text:p>
          </table:table-cell>
          <table:table-cell table:style-name="ce16" office:value-type="float" office:value="261939824" calcext:value-type="float">
            <text:p>261.939.824 </text:p>
          </table:table-cell>
          <table:table-cell table:style-name="ce16" office:value-type="float" office:value="4798372648" calcext:value-type="float">
            <text:p>4.798.372.648 </text:p>
          </table:table-cell>
          <table:table-cell table:style-name="ce16" office:value-type="float" office:value="14959098078" calcext:value-type="float">
            <text:p>14.959.098.078 </text:p>
          </table:table-cell>
          <table:table-cell table:style-name="ce16" office:value-type="float" office:value="398451431" calcext:value-type="float">
            <text:p>398.451.431 </text:p>
          </table:table-cell>
          <table:table-cell table:style-name="ce16" office:value-type="float" office:value="217397419" calcext:value-type="float">
            <text:p>217.397.419 </text:p>
          </table:table-cell>
          <table:table-cell table:style-name="ce16" office:value-type="float" office:value="70348896" calcext:value-type="float">
            <text:p>70.348.896 </text:p>
          </table:table-cell>
          <table:table-cell table:style-name="ce16" office:value-type="float" office:value="4655943003" calcext:value-type="float">
            <text:p>4.655.943.003 </text:p>
          </table:table-cell>
          <table:table-cell table:style-name="ce16" office:value-type="float" office:value="3417909676" calcext:value-type="float">
            <text:p>3.417.909.676 </text:p>
          </table:table-cell>
          <table:table-cell table:style-name="ce16" office:value-type="float" office:value="318768833" calcext:value-type="float">
            <text:p>318.768.833 </text:p>
          </table:table-cell>
          <table:table-cell table:style-name="ce16" office:value-type="float" office:value="37018150562" calcext:value-type="float">
            <text:p>37.018.150.562 </text:p>
          </table:table-cell>
          <table:table-cell table:style-name="ce16" office:value-type="float" office:value="134892191" calcext:value-type="float">
            <text:p>134.892.191 </text:p>
          </table:table-cell>
          <table:table-cell table:style-name="ce26" office:value-type="float" office:value="91500225915" calcext:value-type="float">
            <text:p>91.500.225.915 </text:p>
          </table:table-cell>
          <table:table-cell table:number-columns-repeated="995"/>
        </table:table-row>
        <table:table-row table:style-name="ro9">
          <table:table-cell table:number-columns-repeated="1024"/>
        </table:table-row>
        <table:table-row table:style-name="ro2">
          <table:table-cell/>
          <table:table-cell table:style-name="ce19" table:number-columns-repeated="28"/>
          <table:table-cell table:number-columns-repeated="995"/>
        </table:table-row>
        <table:table-row table:style-name="ro1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2" table:number-rows-repeated="2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11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2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1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1" table:number-rows-repeated="98303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9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loext:fill-character> </loext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loext:fill-character> </loext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9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loext:fill-character> </loext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07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loext:fill-character> </loext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1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21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223P1" style:volatile="true"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loext:fill-character> </loext:fill-character>
      <number:number number:decimal-places="5" number:min-integer-digits="1" number:grouping="true"/>
      <number:text> </number:text>
    </number:number-style>
    <number:number-style style:name="N226P1" style:volatile="true">
      <loext:fill-character> </loext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loext:fill-character> </loext:fill-character>
      <number:number number:decimal-places="6" number:min-integer-digits="1" number:grouping="true"/>
      <number:text> </number:text>
    </number:number-style>
    <number:number-style style:name="N229P1" style:volatile="true">
      <loext:fill-character> </loext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loext:fill-character> </loext:fill-character>
      <number:number number:decimal-places="7" number:min-integer-digits="1" number:grouping="true"/>
      <number:text> </number:text>
    </number:number-style>
    <number:number-style style:name="N232P1" style:volatile="true">
      <loext:fill-character> </loext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loext:fill-character> </loext:fill-character>
      <number:number number:decimal-places="8" number:min-integer-digits="1" number:grouping="true"/>
      <number:text> </number:text>
    </number:number-style>
    <number:number-style style:name="N235P1" style:volatile="true">
      <loext:fill-character> </loext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loext:fill-character> </loext:fill-character>
      <number:number number:decimal-places="9" number:min-integer-digits="1" number:grouping="true"/>
      <number:text> </number:text>
    </number:number-style>
    <number:number-style style:name="N238P1" style:volatile="true">
      <loext:fill-character> </loext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loext:fill-character> </loext:fill-character>
      <number:number number:decimal-places="10" number:min-integer-digits="1" number:grouping="true"/>
      <number:text> </number:text>
    </number:number-style>
    <number:number-style style:name="N241P1" style:volatile="true">
      <loext:fill-character> </loext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loext:fill-character> </loext:fill-character>
      <number:number number:decimal-places="11" number:min-integer-digits="1" number:grouping="true"/>
      <number:text> </number:text>
    </number:number-style>
    <number:number-style style:name="N244P1" style:volatile="true">
      <loext:fill-character> </loext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loext:fill-character> </loext:fill-character>
      <number:number number:decimal-places="12" number:min-integer-digits="1" number:grouping="true"/>
      <number:text> </number:text>
    </number:number-style>
    <number:number-style style:name="N247P1" style:volatile="true">
      <loext:fill-character> </loext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3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15:30:54.05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V13_20__28_FINAL_29_" style:display-name="PageStyle_NOV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5-06-23T15:32:31.918000000</dc:date>
    <meta:print-date>2011-05-12T16:46:54</meta:print-date>
    <meta:generator>LibreOffice/4.2.5.2$Windows_x86 LibreOffice_project/61cb170a04bb1f12e77c884eab9192be736ec5f5</meta:generator>
    <meta:editing-duration>PT1H6M</meta:editing-duration>
    <meta:editing-cycles>38</meta:editing-cycles>
    <meta:document-statistic meta:table-count="1" meta:cell-count="1163" meta:object-count="2"/>
  </office:meta>
</office:document-meta>
</file>